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5.265cm"/>
    </style:style>
    <style:style style:name="Table1.B" style:family="table-column">
      <style:table-column-properties style:column-width="11.245cm"/>
    </style:style>
    <style:style style:name="Table1.A1" style:family="table-cell">
      <style:table-cell-properties style:vertical-align="top" fo:padding="0.176cm" fo:border="0.035cm solid #000000"/>
    </style:style>
    <style:style style:name="Table1.A10"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Heading_20_1" style:master-page-name="Standard">
      <style:paragraph-properties fo:line-height="115%" style:page-number="auto" fo:break-before="auto" fo:break-after="auto" style:writing-mode="lr-tb"/>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T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qam8l5gdc2jc"/>Glossary</text:h>
      <text:p text:style-name="P1"/>
      <table:table table:name="Table1" table:style-name="Table1">
        <table:table-column table:style-name="Table1.A"/>
        <table:table-column table:style-name="Table1.B"/>
        <table:table-row>
          <table:table-cell table:style-name="Table1.A1" office:value-type="string">
            <text:p text:style-name="P2"><text:span text:style-name="T1">Term</text:span><text:span text:style-name="T1"> </text:span><text:span text:style-name="T1">or</text:span><text:span text:style-name="T1"> </text:span><text:span text:style-name="T1">Acronym</text:span></text:p>
          </table:table-cell>
          <table:table-cell table:style-name="Table1.A1" office:value-type="string">
            <text:p text:style-name="P3">Meaning</text:p>
          </table:table-cell>
        </table:table-row>
        <table:table-row>
          <table:table-cell table:style-name="Table1.A1" office:value-type="string">
            <text:p text:style-name="P2"><text:span text:style-name="T2">AAVSO</text:span><text:span text:style-name="T2"> </text:span><text:span text:style-name="T2">International</text:span><text:span text:style-name="T2"> </text:span><text:span text:style-name="T2">Database</text:span></text:p>
          </table:table-cell>
          <table:table-cell table:style-name="Table1.A1" office:value-type="string">
            <text:p text:style-name="P2"><text:span text:style-name="T2">A</text:span><text:span text:style-name="T2"> </text:span><text:span text:style-name="T2">collection</text:span><text:span text:style-name="T2"> </text:span><text:span text:style-name="T2">of</text:span><text:span text:style-name="T2"> </text:span><text:span text:style-name="T2">tens</text:span><text:span text:style-name="T2"> </text:span><text:span text:style-name="T2">of</text:span><text:span text:style-name="T2"> </text:span><text:span text:style-name="T2">millions</text:span><text:span text:style-name="T2"> </text:span><text:span text:style-name="T2">of</text:span><text:span text:style-name="T2"> </text:span><text:span text:style-name="T2">variable</text:span><text:span text:style-name="T2"> </text:span><text:span text:style-name="T2">star</text:span><text:span text:style-name="T2"> </text:span><text:span text:style-name="T2">observations</text:span><text:span text:style-name="T2"> </text:span><text:span text:style-name="T2">spanning</text:span><text:span text:style-name="T2"> </text:span><text:span text:style-name="T2">over</text:span><text:span text:style-name="T2"> </text:span><text:span text:style-name="T2">a</text:span><text:span text:style-name="T2"> </text:span><text:span text:style-name="T2">century</text:span><text:span text:style-name="T2">. </text:span><text:span text:style-name="T2">Maintained</text:span><text:span text:style-name="T2"> </text:span><text:span text:style-name="T2">by</text:span><text:span text:style-name="T2"> </text:span><text:span text:style-name="T2">the</text:span><text:span text:style-name="T2"> </text:span><text:span text:style-name="T2">AAVSO</text:span><text:span text:style-name="T2">, </text:span><text:span text:style-name="T2">it</text:span><text:span text:style-name="T2"> </text:span><text:span text:style-name="T2">is</text:span><text:span text:style-name="T2"> </text:span><text:span text:style-name="T2">the</text:span><text:span text:style-name="T2"> </text:span><text:span text:style-name="T2">largest</text:span><text:span text:style-name="T2"> </text:span><text:span text:style-name="T2">digital</text:span><text:span text:style-name="T2"> </text:span><text:span text:style-name="T2">database</text:span><text:span text:style-name="T2"> </text:span><text:span text:style-name="T2">of</text:span><text:span text:style-name="T2"> </text:span><text:span text:style-name="T2">variable</text:span><text:span text:style-name="T2"> </text:span><text:span text:style-name="T2">stars</text:span><text:span text:style-name="T2"> </text:span><text:span text:style-name="T2">in</text:span><text:span text:style-name="T2"> </text:span><text:span text:style-name="T2">the</text:span><text:span text:style-name="T2"> </text:span><text:span text:style-name="T2">world</text:span><text:span text:style-name="T2"> [</text:span><text:a xlink:type="simple" xlink:href="http://www.aavso.org/aavso-international-database"><text:span text:style-name="T5">http</text:span></text:a><text:a xlink:type="simple" xlink:href="http://www.aavso.org/aavso-international-database"><text:span text:style-name="T5">://</text:span></text:a><text:a xlink:type="simple" xlink:href="http://www.aavso.org/aavso-international-database"><text:span text:style-name="T5">www</text:span></text:a><text:a xlink:type="simple" xlink:href="http://www.aavso.org/aavso-international-database"><text:span text:style-name="T5">.</text:span></text:a><text:a xlink:type="simple" xlink:href="http://www.aavso.org/aavso-international-database"><text:span text:style-name="T5">aavso</text:span></text:a><text:a xlink:type="simple" xlink:href="http://www.aavso.org/aavso-international-database"><text:span text:style-name="T5">.</text:span></text:a><text:a xlink:type="simple" xlink:href="http://www.aavso.org/aavso-international-database"><text:span text:style-name="T5">org</text:span></text:a><text:a xlink:type="simple" xlink:href="http://www.aavso.org/aavso-international-database"><text:span text:style-name="T5">/</text:span></text:a><text:a xlink:type="simple" xlink:href="http://www.aavso.org/aavso-international-database"><text:span text:style-name="T5">aavso</text:span></text:a><text:a xlink:type="simple" xlink:href="http://www.aavso.org/aavso-international-database"><text:span text:style-name="T5">-</text:span></text:a><text:a xlink:type="simple" xlink:href="http://www.aavso.org/aavso-international-database"><text:span text:style-name="T5">international</text:span></text:a><text:a xlink:type="simple" xlink:href="http://www.aavso.org/aavso-international-database"><text:span text:style-name="T5">-</text:span></text:a><text:a xlink:type="simple" xlink:href="http://www.aavso.org/aavso-international-database"><text:span text:style-name="T5">database</text:span></text:a><text:span text:style-name="T2">].</text:span></text:p>
          </table:table-cell>
        </table:table-row>
        <table:table-row>
          <table:table-cell table:style-name="Table1.A1" office:value-type="string">
            <text:p text:style-name="P2"><text:span text:style-name="T2">AAVSO</text:span><text:span text:style-name="T2"> </text:span><text:span text:style-name="T2">Unique</text:span><text:span text:style-name="T2"> </text:span><text:span text:style-name="T2">ID</text:span></text:p>
          </table:table-cell>
          <table:table-cell table:style-name="Table1.A1" office:value-type="string">
            <text:p text:style-name="P2"><text:span text:style-name="T2">A</text:span><text:span text:style-name="T2"> </text:span><text:span text:style-name="T2">unique</text:span><text:span text:style-name="T2"> </text:span><text:span text:style-name="T2">reference</text:span><text:span text:style-name="T2"> “</text:span><text:span text:style-name="T2">name</text:span><text:span text:style-name="T2">” </text:span><text:span text:style-name="T2">for</text:span><text:span text:style-name="T2"> </text:span><text:span text:style-name="T2">a</text:span><text:span text:style-name="T2"> </text:span><text:span text:style-name="T2">star</text:span><text:span text:style-name="T2"> </text:span><text:span text:style-name="T2">using</text:span><text:span text:style-name="T2"> </text:span><text:span text:style-name="T2">the</text:span><text:span text:style-name="T2"> </text:span><text:span text:style-name="T2">format</text:span><text:span text:style-name="T2"> </text:span><text:span text:style-name="T2">000-</text:span><text:span text:style-name="T2">XXX</text:span><text:span text:style-name="T2">-000,</text:span><text:span text:style-name="T2"> </text:span><text:span text:style-name="T2">where</text:span><text:span text:style-name="T2"> </text:span><text:span text:style-name="T2">the</text:span><text:span text:style-name="T2"> 0'</text:span><text:span text:style-name="T2">s</text:span><text:span text:style-name="T2"> </text:span><text:span text:style-name="T2">are</text:span><text:span text:style-name="T2"> </text:span><text:span text:style-name="T2">numbers</text:span><text:span text:style-name="T2"> (0-9) </text:span><text:span text:style-name="T2">and</text:span><text:span text:style-name="T2"> </text:span><text:span text:style-name="T2">the</text:span><text:span text:style-name="T2"> </text:span><text:span text:style-name="T2">X</text:span><text:span text:style-name="T2">’</text:span><text:span text:style-name="T2">s</text:span><text:span text:style-name="T2"> </text:span><text:span text:style-name="T2">are</text:span><text:span text:style-name="T2"> </text:span><text:span text:style-name="T2">letters</text:span><text:span text:style-name="T2">.</text:span></text:p>
          </table:table-cell>
        </table:table-row>
        <table:table-row>
          <table:table-cell table:style-name="Table1.A1" office:value-type="string">
            <text:p text:style-name="P4">AIC</text:p>
          </table:table-cell>
          <table:table-cell table:style-name="Table1.A1" office:value-type="string">
            <text:p text:style-name="P2"><text:span text:style-name="T2">See</text:span><text:span text:style-name="T2"> </text:span><text:span text:style-name="T2">Akaike</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AID</text:p>
          </table:table-cell>
          <table:table-cell table:style-name="Table1.A1" office:value-type="string">
            <text:p text:style-name="P2"><text:span text:style-name="T2">See</text:span><text:span text:style-name="T2"> </text:span><text:span text:style-name="T2">AAVSO</text:span><text:span text:style-name="T2"> </text:span><text:span text:style-name="T2">International</text:span><text:span text:style-name="T2"> </text:span><text:span text:style-name="T2">Database</text:span><text:span text:style-name="T2">.</text:span></text:p>
          </table:table-cell>
        </table:table-row>
        <table:table-row>
          <table:table-cell table:style-name="Table1.A1" office:value-type="string">
            <text:p text:style-name="P2"><text:span text:style-name="T2">Akaike</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well</text:span><text:span text:style-name="T2"> </text:span><text:span text:style-name="T2">a</text:span><text:span text:style-name="T2"> </text:span><text:span text:style-name="T2">statistical</text:span><text:span text:style-name="T2"> </text:span><text:span text:style-name="T2">model</text:span><text:span text:style-name="T2"> </text:span><text:span text:style-name="T2">fits</text:span><text:span text:style-name="T2"> </text:span><text:span text:style-name="T2">a</text:span><text:span text:style-name="T2"> </text:span><text:span text:style-name="T2">given</text:span><text:span text:style-name="T2"> </text:span><text:span text:style-name="T2">set</text:span><text:span text:style-name="T2"> </text:span><text:span text:style-name="T2">of</text:span><text:span text:style-name="T2"> </text:span><text:span text:style-name="T2">data</text:span><text:span text:style-name="T2">, </text:span><text:span text:style-name="T2">balancing</text:span><text:span text:style-name="T2"> </text:span><text:span text:style-name="T2">how</text:span><text:span text:style-name="T2"> </text:span><text:span text:style-name="T2">complicated</text:span><text:span text:style-name="T2"> </text:span><text:span text:style-name="T2">the</text:span><text:span text:style-name="T2"> </text:span><text:span text:style-name="T2">model</text:span><text:span text:style-name="T2"> </text:span><text:span text:style-name="T2">is</text:span><text:span text:style-name="T2">. </text:span><text:span text:style-name="T2">Alternate</text:span><text:span text:style-name="T2"> </text:span><text:span text:style-name="T2">models</text:span><text:span text:style-name="T2"> </text:span><text:span text:style-name="T2">can</text:span><text:span text:style-name="T2"> </text:span><text:span text:style-name="T2">be</text:span><text:span text:style-name="T2"> </text:span><text:span text:style-name="T2">compared</text:span><text:span text:style-name="T2"> </text:span><text:span text:style-name="T2">in</text:span><text:span text:style-name="T2"> </text:span><text:span text:style-name="T2">this</text:span><text:span text:style-name="T2"> </text:span><text:span text:style-name="T2">way</text:span><text:span text:style-name="T2">. </text:span><text:span text:style-name="T2">See</text:span><text:span text:style-name="T2"> </text:span><text:span text:style-name="T2">also</text:span><text:span text:style-name="T2"> </text:span><text:span text:style-name="T2">BIC</text:span><text:span text:style-name="T2">.</text:span></text:p>
          </table:table-cell>
        </table:table-row>
        <table:table-row>
          <table:table-cell table:style-name="Table1.A1" office:value-type="string">
            <text:p text:style-name="P2"><text:span text:style-name="T2">Analysis</text:span><text:span text:style-name="T2"> </text:span><text:span text:style-name="T2">of</text:span><text:span text:style-name="T2"> </text:span><text:span text:style-name="T2">Variance</text:span></text:p>
          </table:table-cell>
          <table:table-cell table:style-name="Table1.A1" office:value-type="string">
            <text:p text:style-name="P2"><text:span text:style-name="T2">A</text:span><text:span text:style-name="T2"> </text:span><text:span text:style-name="T2">statistical</text:span><text:span text:style-name="T2"> </text:span><text:span text:style-name="T2">test</text:span><text:span text:style-name="T2"> </text:span><text:span text:style-name="T2">that</text:span><text:span text:style-name="T2"> </text:span><text:span text:style-name="T2">checks</text:span><text:span text:style-name="T2"> </text:span><text:span text:style-name="T2">whether</text:span><text:span text:style-name="T2"> </text:span><text:span text:style-name="T2">or</text:span><text:span text:style-name="T2"> </text:span><text:span text:style-name="T2">not</text:span><text:span text:style-name="T2"> </text:span><text:span text:style-name="T2">variations</text:span><text:span text:style-name="T2"> </text:span><text:span text:style-name="T2">in</text:span><text:span text:style-name="T2"> </text:span><text:span text:style-name="T2">the</text:span><text:span text:style-name="T2"> </text:span><text:span text:style-name="T2">data</text:span><text:span text:style-name="T2"> </text:span><text:span text:style-name="T2">are</text:span><text:span text:style-name="T2"> </text:span><text:span text:style-name="T2">simply</text:span><text:span text:style-name="T2"> </text:span><text:span text:style-name="T2">noise</text:span><text:span text:style-name="T2"> </text:span><text:span text:style-name="T2">or</text:span><text:span text:style-name="T2"> </text:span><text:span text:style-name="T2">are</text:span><text:span text:style-name="T2"> </text:span><text:span text:style-name="T2">statistically</text:span><text:span text:style-name="T2"> </text:span><text:span text:style-name="T2">significant</text:span><text:span text:style-name="T2">.</text:span></text:p>
          </table:table-cell>
        </table:table-row>
        <table:table-row>
          <table:table-cell table:style-name="Table1.A1" office:value-type="string">
            <text:p text:style-name="P4">ANOVA</text:p>
          </table:table-cell>
          <table:table-cell table:style-name="Table1.A1" office:value-type="string">
            <text:p text:style-name="P2"><text:span text:style-name="T2">See</text:span><text:span text:style-name="T2"> </text:span><text:span text:style-name="T2">Analysis</text:span><text:span text:style-name="T2"> </text:span><text:span text:style-name="T2">of</text:span><text:span text:style-name="T2"> </text:span><text:span text:style-name="T2">Variance</text:span><text:span text:style-name="T2">.</text:span></text:p>
          </table:table-cell>
        </table:table-row>
        <table:table-row>
          <table:table-cell table:style-name="Table1.A1" office:value-type="string">
            <text:p text:style-name="P4">APASS</text:p>
          </table:table-cell>
          <table:table-cell table:style-name="Table1.A1" office:value-type="string">
            <text:p text:style-name="P2">The AAVSO Photometric All-Sky Survey; an ongoing project to use automated telescopes to create a photometric catalog of all stars between approximately 10th and 17th magnitude using five filters: <text:s/>Johnson B and V, and Sloan g′, r′, i′. [<text:a xlink:type="simple" xlink:href="http://www.aavso.org/apass">http://www.aavso.org/apass</text:a>].</text:p>
          </table:table-cell>
        </table:table-row>
        <table:table-row>
          <table:table-cell table:style-name="Table1.A10" office:value-type="string">
            <text:p text:style-name="P4">ASAS</text:p>
          </table:table-cell>
          <table:table-cell table:style-name="Table1.A10" office:value-type="string">
            <text:p text:style-name="P2"><text:span text:style-name="T2">All</text:span><text:span text:style-name="T2"> </text:span><text:span text:style-name="T2">Sky</text:span><text:span text:style-name="T2"> </text:span><text:span text:style-name="T2">Automated</text:span><text:span text:style-name="T2"> </text:span><text:span text:style-name="T2">Survey</text:span><text:span text:style-name="T2">; </text:span><text:span text:style-name="T2">an</text:span><text:span text:style-name="T2"> </text:span><text:span text:style-name="T2">ongoing</text:span><text:span text:style-name="T2"> </text:span><text:span text:style-name="T2">project</text:span><text:span text:style-name="T2"> </text:span><text:span text:style-name="T2">to</text:span><text:span text:style-name="T2"> </text:span><text:span text:style-name="T2">use</text:span><text:span text:style-name="T2"> </text:span><text:span text:style-name="T2">photometric</text:span><text:span text:style-name="T2"> </text:span><text:span text:style-name="T2">automated</text:span><text:span text:style-name="T2"> </text:span><text:span text:style-name="T2">telescopes</text:span><text:span text:style-name="T2"> </text:span><text:span text:style-name="T2">to</text:span><text:span text:style-name="T2"> </text:span><text:span text:style-name="T2">discover</text:span><text:span text:style-name="T2"> </text:span><text:span text:style-name="T2">and</text:span><text:span text:style-name="T2"> </text:span><text:span text:style-name="T2">observe</text:span><text:span text:style-name="T2"> </text:span><text:span text:style-name="T2">all</text:span><text:span text:style-name="T2"> </text:span><text:span text:style-name="T2">stars</text:span><text:span text:style-name="T2"> </text:span><text:span text:style-name="T2">with</text:span><text:span text:style-name="T2"> </text:span><text:span text:style-name="T2">variability</text:span><text:span text:style-name="T2"> (</text:span><text:span text:style-name="T2">including</text:span><text:span text:style-name="T2"> </text:span><text:span text:style-name="T2">exoplanet</text:span><text:span text:style-name="T2"> </text:span><text:span text:style-name="T2">systems</text:span><text:span text:style-name="T2"> </text:span><text:span text:style-name="T2">and</text:span><text:span text:style-name="T2"> </text:span><text:span text:style-name="T2">variable</text:span><text:span text:style-name="T2"> </text:span><text:span text:style-name="T2">stars</text:span><text:span text:style-name="T2">) </text:span><text:span text:style-name="T2">brighter</text:span><text:span text:style-name="T2"> </text:span><text:span text:style-name="T2">than</text:span><text:span text:style-name="T2"> 14</text:span><text:span text:style-name="T2">th</text:span><text:span text:style-name="T2"> </text:span><text:span text:style-name="T2">magnitude</text:span><text:span text:style-name="T2"> [</text:span><text:a xlink:type="simple" xlink:href="http://www.astrouw.edu.pl/asas/?page=main"><text:span text:style-name="T5">http</text:span></text:a><text:a xlink:type="simple" xlink:href="http://www.astrouw.edu.pl/asas/?page=main"><text:span text:style-name="T5">://</text:span></text:a><text:a xlink:type="simple" xlink:href="http://www.astrouw.edu.pl/asas/?page=main"><text:span text:style-name="T5">www</text:span></text:a><text:a xlink:type="simple" xlink:href="http://www.astrouw.edu.pl/asas/?page=main"><text:span text:style-name="T5">.</text:span></text:a><text:a xlink:type="simple" xlink:href="http://www.astrouw.edu.pl/asas/?page=main"><text:span text:style-name="T5">astrouw</text:span></text:a><text:a xlink:type="simple" xlink:href="http://www.astrouw.edu.pl/asas/?page=main"><text:span text:style-name="T5">.</text:span></text:a><text:a xlink:type="simple" xlink:href="http://www.astrouw.edu.pl/asas/?page=main"><text:span text:style-name="T5">edu</text:span></text:a><text:a xlink:type="simple" xlink:href="http://www.astrouw.edu.pl/asas/?page=main"><text:span text:style-name="T5">.</text:span></text:a><text:a xlink:type="simple" xlink:href="http://www.astrouw.edu.pl/asas/?page=main"><text:span text:style-name="T5">pl</text:span></text:a><text:a xlink:type="simple" xlink:href="http://www.astrouw.edu.pl/asas/?page=main"><text:span text:style-name="T5">/</text:span></text:a><text:a xlink:type="simple" xlink:href="http://www.astrouw.edu.pl/asas/?page=main"><text:span text:style-name="T5">asas</text:span></text:a><text:a xlink:type="simple" xlink:href="http://www.astrouw.edu.pl/asas/?page=main"><text:span text:style-name="T5">/?</text:span></text:a><text:a xlink:type="simple" xlink:href="http://www.astrouw.edu.pl/asas/?page=main"><text:span text:style-name="T5">page</text:span></text:a><text:a xlink:type="simple" xlink:href="http://www.astrouw.edu.pl/asas/?page=main"><text:span text:style-name="T5">=</text:span></text:a><text:a xlink:type="simple" xlink:href="http://www.astrouw.edu.pl/asas/?page=main"><text:span text:style-name="T5">main</text:span></text:a><text:span text:style-name="T2">].</text:span></text:p>
          </table:table-cell>
        </table:table-row>
        <table:table-row>
          <table:table-cell table:style-name="Table1.A1" office:value-type="string">
            <text:p text:style-name="P4">AUID</text:p>
          </table:table-cell>
          <table:table-cell table:style-name="Table1.A1" office:value-type="string">
            <text:p text:style-name="P2"><text:span text:style-name="T2">See</text:span><text:span text:style-name="T2"> </text:span><text:span text:style-name="T2">AAVSO</text:span><text:span text:style-name="T2"> </text:span><text:span text:style-name="T2">Unique</text:span><text:span text:style-name="T2"> </text:span><text:span text:style-name="T2">ID</text:span><text:span text:style-name="T2">.</text:span></text:p>
          </table:table-cell>
        </table:table-row>
        <table:table-row>
          <table:table-cell table:style-name="Table1.A1" office:value-type="string">
            <text:p text:style-name="P4">Band</text:p>
          </table:table-cell>
          <table:table-cell table:style-name="Table1.A1" office:value-type="string">
            <text:p text:style-name="P2"><text:span text:style-name="T2">A</text:span><text:span text:style-name="T2"> </text:span><text:span text:style-name="T2">narrow</text:span><text:span text:style-name="T2"> </text:span><text:span text:style-name="T2">region</text:span><text:span text:style-name="T2"> </text:span><text:span text:style-name="T2">of</text:span><text:span text:style-name="T2"> </text:span><text:span text:style-name="T2">the</text:span><text:span text:style-name="T2"> </text:span><text:span text:style-name="T2">electromagnetic</text:span><text:span text:style-name="T2"> </text:span><text:span text:style-name="T2">spectrum</text:span><text:span text:style-name="T2"> </text:span><text:span text:style-name="T2">in</text:span><text:span text:style-name="T2"> </text:span><text:span text:style-name="T2">which</text:span><text:span text:style-name="T2"> </text:span><text:span text:style-name="T2">the</text:span><text:span text:style-name="T2"> </text:span><text:span text:style-name="T2">magnitude</text:span><text:span text:style-name="T2"> </text:span><text:span text:style-name="T2">is</text:span><text:span text:style-name="T2"> </text:span><text:span text:style-name="T2">measured</text:span><text:span text:style-name="T2">. </text:span><text:span text:style-name="T2">A</text:span><text:span text:style-name="T2"> </text:span><text:span text:style-name="T2">number</text:span><text:span text:style-name="T2"> </text:span><text:span text:style-name="T2">of</text:span><text:span text:style-name="T2"> </text:span><text:span text:style-name="T2">standard</text:span><text:span text:style-name="T2"> </text:span><text:span text:style-name="T2">bands</text:span><text:span text:style-name="T2"> </text:span><text:span text:style-name="T2">are</text:span><text:span text:style-name="T2"> </text:span><text:span text:style-name="T2">frequently</text:span><text:span text:style-name="T2"> </text:span><text:span text:style-name="T2">used</text:span><text:span text:style-name="T2">, </text:span><text:span text:style-name="T2">including</text:span><text:span text:style-name="T2"> </text:span><text:span text:style-name="T2">the</text:span><text:span text:style-name="T2"> </text:span><text:span text:style-name="T2">visual</text:span><text:span text:style-name="T2"> (</text:span><text:span text:style-name="T2">V</text:span><text:span text:style-name="T2">) </text:span><text:span text:style-name="T2">band</text:span><text:span text:style-name="T2"> (</text:span><text:span text:style-name="T2">centered</text:span><text:span text:style-name="T2"> </text:span><text:span text:style-name="T2">on</text:span><text:span text:style-name="T2"> 551 </text:span><text:span text:style-name="T2">Angstroms</text:span><text:span text:style-name="T2">). </text:span><text:span text:style-name="T2">See</text:span><text:span text:style-name="T2"> </text:span><text:a xlink:type="simple" xlink:href="http://en.wikipedia.org/wiki/Photometric_system"><text:span text:style-name="T5">http</text:span></text:a><text:a xlink:type="simple" xlink:href="http://en.wikipedia.org/wiki/Photometric_system"><text:span text:style-name="T5">://</text:span></text:a><text:a xlink:type="simple" xlink:href="http://en.wikipedia.org/wiki/Photometric_system"><text:span text:style-name="T5">en</text:span></text:a><text:a xlink:type="simple" xlink:href="http://en.wikipedia.org/wiki/Photometric_system"><text:span text:style-name="T5">.</text:span></text:a><text:a xlink:type="simple" xlink:href="http://en.wikipedia.org/wiki/Photometric_system"><text:span text:style-name="T5">wikipedia</text:span></text:a><text:a xlink:type="simple" xlink:href="http://en.wikipedia.org/wiki/Photometric_system"><text:span text:style-name="T5">.</text:span></text:a><text:a xlink:type="simple" xlink:href="http://en.wikipedia.org/wiki/Photometric_system"><text:span text:style-name="T5">org</text:span></text:a><text:a xlink:type="simple" xlink:href="http://en.wikipedia.org/wiki/Photometric_system"><text:span text:style-name="T5">/</text:span></text:a><text:a xlink:type="simple" xlink:href="http://en.wikipedia.org/wiki/Photometric_system"><text:span text:style-name="T5">wiki</text:span></text:a><text:a xlink:type="simple" xlink:href="http://en.wikipedia.org/wiki/Photometric_system"><text:span text:style-name="T5">/</text:span></text:a><text:a xlink:type="simple" xlink:href="http://en.wikipedia.org/wiki/Photometric_system"><text:span text:style-name="T5">Photometric</text:span></text:a><text:a xlink:type="simple" xlink:href="http://en.wikipedia.org/wiki/Photometric_system"><text:span text:style-name="T5">_</text:span></text:a><text:a xlink:type="simple" xlink:href="http://en.wikipedia.org/wiki/Photometric_system"><text:span text:style-name="T5">system</text:span></text:a><text:span text:style-name="T2"> </text:span><text:span text:style-name="T2">and</text:span><text:span text:style-name="T2"> </text:span><text:a xlink:type="simple" xlink:href="http://spiff.rit.edu/classes/phys440/lectures/filters/filters.html"><text:span text:style-name="T5">http</text:span></text:a><text:a xlink:type="simple" xlink:href="http://spiff.rit.edu/classes/phys440/lectures/filters/filters.html"><text:span text:style-name="T5">://</text:span></text:a><text:a xlink:type="simple" xlink:href="http://spiff.rit.edu/classes/phys440/lectures/filters/filters.html"><text:span text:style-name="T5">spiff</text:span></text:a><text:a xlink:type="simple" xlink:href="http://spiff.rit.edu/classes/phys440/lectures/filters/filters.html"><text:span text:style-name="T5">.</text:span></text:a><text:a xlink:type="simple" xlink:href="http://spiff.rit.edu/classes/phys440/lectures/filters/filters.html"><text:span text:style-name="T5">rit</text:span></text:a><text:a xlink:type="simple" xlink:href="http://spiff.rit.edu/classes/phys440/lectures/filters/filters.html"><text:span text:style-name="T5">.</text:span></text:a><text:a xlink:type="simple" xlink:href="http://spiff.rit.edu/classes/phys440/lectures/filters/filters.html"><text:span text:style-name="T5">edu</text:span></text:a><text:a xlink:type="simple" xlink:href="http://spiff.rit.edu/classes/phys440/lectures/filters/filters.html"><text:span text:style-name="T5">/</text:span></text:a><text:a xlink:type="simple" xlink:href="http://spiff.rit.edu/classes/phys440/lectures/filters/filters.html"><text:span text:style-name="T5">classes</text:span></text:a><text:a xlink:type="simple" xlink:href="http://spiff.rit.edu/classes/phys440/lectures/filters/filters.html"><text:span text:style-name="T5">/</text:span></text:a><text:a xlink:type="simple" xlink:href="http://spiff.rit.edu/classes/phys440/lectures/filters/filters.html"><text:span text:style-name="T5">phys</text:span></text:a><text:a xlink:type="simple" xlink:href="http://spiff.rit.edu/classes/phys440/lectures/filters/filters.html"><text:span text:style-name="T5">440/</text:span></text:a><text:a xlink:type="simple" xlink:href="http://spiff.rit.edu/classes/phys440/lectures/filters/filters.html"><text:span text:style-name="T5">lectures</text:span></text:a><text:a xlink:type="simple" xlink:href="http://spiff.rit.edu/classes/phys440/lectures/filters/filters.html"><text:span text:style-name="T5">/</text:span></text:a><text:a xlink:type="simple" xlink:href="http://spiff.rit.edu/classes/phys440/lectures/filters/filters.html"><text:span text:style-name="T5">filters</text:span></text:a><text:a xlink:type="simple" xlink:href="http://spiff.rit.edu/classes/phys440/lectures/filters/filters.html"><text:span text:style-name="T5">/</text:span></text:a><text:a xlink:type="simple" xlink:href="http://spiff.rit.edu/classes/phys440/lectures/filters/filters.html"><text:span text:style-name="T5">filters</text:span></text:a><text:a xlink:type="simple" xlink:href="http://spiff.rit.edu/classes/phys440/lectures/filters/filters.html"><text:span text:style-name="T5">.</text:span></text:a><text:a xlink:type="simple" xlink:href="http://spiff.rit.edu/classes/phys440/lectures/filters/filters.html"><text:span text:style-name="T5">html</text:span></text:a><text:span text:style-name="T2">.</text:span></text:p>
          </table:table-cell>
        </table:table-row>
        <table:table-row>
          <table:table-cell table:style-name="Table1.A1" office:value-type="string">
            <text:p text:style-name="P2"><text:span text:style-name="T2">Bayesian</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Like</text:span><text:span text:style-name="T2"> </text:span><text:span text:style-name="T2">the</text:span><text:span text:style-name="T2"> </text:span><text:span text:style-name="T2">AIC</text:span><text:span text:style-name="T2">, </text:span><text:span text:style-name="T2">a</text:span><text:span text:style-name="T2"> </text:span><text:span text:style-name="T2">statistical</text:span><text:span text:style-name="T2"> </text:span><text:span text:style-name="T2">method</text:span><text:span text:style-name="T2"> </text:span><text:span text:style-name="T2">for</text:span><text:span text:style-name="T2"> </text:span><text:span text:style-name="T2">selecting</text:span><text:span text:style-name="T2"> </text:span><text:span text:style-name="T2">which</text:span><text:span text:style-name="T2"> </text:span><text:span text:style-name="T2">of</text:span><text:span text:style-name="T2"> </text:span><text:span text:style-name="T2">multiple</text:span><text:span text:style-name="T2"> </text:span><text:span text:style-name="T2">models</text:span><text:span text:style-name="T2"> </text:span><text:span text:style-name="T2">best</text:span><text:span text:style-name="T2"> </text:span><text:span text:style-name="T2">fits</text:span><text:span text:style-name="T2"> </text:span><text:span text:style-name="T2">the</text:span><text:span text:style-name="T2"> </text:span><text:span text:style-name="T2">data</text:span><text:span text:style-name="T2">; </text:span><text:span text:style-name="T2">it</text:span><text:span text:style-name="T2"> </text:span><text:span text:style-name="T2">weighs</text:span><text:span text:style-name="T2"> </text:span><text:span text:style-name="T2">the</text:span><text:span text:style-name="T2"> </text:span><text:span text:style-name="T2">relative</text:span><text:span text:style-name="T2"> </text:span><text:span text:style-name="T2">complexity</text:span><text:span text:style-name="T2"> </text:span><text:span text:style-name="T2">of</text:span><text:span text:style-name="T2"> </text:span><text:span text:style-name="T2">each</text:span><text:span text:style-name="T2"> </text:span><text:span text:style-name="T2">model</text:span><text:span text:style-name="T2"> </text:span><text:span text:style-name="T2">more</text:span><text:span text:style-name="T2"> </text:span><text:span text:style-name="T2">harshly</text:span><text:span text:style-name="T2"> </text:span><text:span text:style-name="T2">than</text:span><text:span text:style-name="T2"> </text:span><text:span text:style-name="T2">AIC</text:span><text:span text:style-name="T2">.</text:span></text:p>
          </table:table-cell>
        </table:table-row>
        <text:soft-page-break/>
        <table:table-row>
          <table:table-cell table:style-name="Table1.A1" office:value-type="string">
            <text:p text:style-name="P4">BIC</text:p>
          </table:table-cell>
          <table:table-cell table:style-name="Table1.A1" office:value-type="string">
            <text:p text:style-name="P2"><text:span text:style-name="T2">See</text:span><text:span text:style-name="T2"> </text:span><text:span text:style-name="T2">Bayesian</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Binned</text:p>
          </table:table-cell>
          <table:table-cell table:style-name="Table1.A1" office:value-type="string">
            <text:p text:style-name="P2"><text:span text:style-name="T2">Data</text:span><text:span text:style-name="T2"> </text:span><text:span text:style-name="T2">that</text:span><text:span text:style-name="T2"> </text:span><text:span text:style-name="T2">is</text:span><text:span text:style-name="T2"> </text:span><text:span text:style-name="T2">grouped</text:span><text:span text:style-name="T2"> </text:span><text:span text:style-name="T2">by</text:span><text:span text:style-name="T2"> </text:span><text:span text:style-name="T2">a</text:span><text:span text:style-name="T2"> </text:span><text:span text:style-name="T2">certain</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example</text:span><text:span text:style-name="T2"> </text:span><text:span text:style-name="T2">grouping</text:span><text:span text:style-name="T2"> </text:span><text:span text:style-name="T2">variable</text:span><text:span text:style-name="T2"> </text:span><text:span text:style-name="T2">star</text:span><text:span text:style-name="T2"> </text:span><text:span text:style-name="T2">observations</text:span><text:span text:style-name="T2"> </text:span><text:span text:style-name="T2">in</text:span><text:span text:style-name="T2"> </text:span><text:span text:style-name="T2">increments</text:span><text:span text:style-name="T2"> </text:span><text:span text:style-name="T2">of</text:span><text:span text:style-name="T2"> 5 </text:span><text:span text:style-name="T2">Julian</text:span><text:span text:style-name="T2"> </text:span><text:span text:style-name="T2">days</text:span><text:span text:style-name="T2">. </text:span><text:span text:style-name="T2">See</text:span><text:span text:style-name="T2"> </text:span><text:a xlink:type="simple" xlink:href="http://pic.dhe.ibm.com/infocenter/spssstat/v20r0m0/index.jsp?topic=%2Fcom.ibm.spss.statistics.help%2Fidh_webhelp_scatter_options_palette.htm"><text:span text:style-name="T5">http</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pic</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dhe</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ib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co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infocenter</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spssstat</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v</text:span></text:a><text:a xlink:type="simple" xlink:href="http://pic.dhe.ibm.com/infocenter/spssstat/v20r0m0/index.jsp?topic=%2Fcom.ibm.spss.statistics.help%2Fidh_webhelp_scatter_options_palette.htm"><text:span text:style-name="T5">20</text:span></text:a><text:a xlink:type="simple" xlink:href="http://pic.dhe.ibm.com/infocenter/spssstat/v20r0m0/index.jsp?topic=%2Fcom.ibm.spss.statistics.help%2Fidh_webhelp_scatter_options_palette.htm"><text:span text:style-name="T5">r</text:span></text:a><text:a xlink:type="simple" xlink:href="http://pic.dhe.ibm.com/infocenter/spssstat/v20r0m0/index.jsp?topic=%2Fcom.ibm.spss.statistics.help%2Fidh_webhelp_scatter_options_palette.htm"><text:span text:style-name="T5">0</text:span></text:a><text:a xlink:type="simple" xlink:href="http://pic.dhe.ibm.com/infocenter/spssstat/v20r0m0/index.jsp?topic=%2Fcom.ibm.spss.statistics.help%2Fidh_webhelp_scatter_options_palette.htm"><text:span text:style-name="T5">m</text:span></text:a><text:a xlink:type="simple" xlink:href="http://pic.dhe.ibm.com/infocenter/spssstat/v20r0m0/index.jsp?topic=%2Fcom.ibm.spss.statistics.help%2Fidh_webhelp_scatter_options_palette.htm"><text:span text:style-name="T5">0/</text:span></text:a><text:a xlink:type="simple" xlink:href="http://pic.dhe.ibm.com/infocenter/spssstat/v20r0m0/index.jsp?topic=%2Fcom.ibm.spss.statistics.help%2Fidh_webhelp_scatter_options_palette.htm"><text:span text:style-name="T5">index</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jsp</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topic</text:span></text:a><text:a xlink:type="simple" xlink:href="http://pic.dhe.ibm.com/infocenter/spssstat/v20r0m0/index.jsp?topic=%2Fcom.ibm.spss.statistics.help%2Fidh_webhelp_scatter_options_palette.htm"><text:span text:style-name="T5">=%2</text:span></text:a><text:a xlink:type="simple" xlink:href="http://pic.dhe.ibm.com/infocenter/spssstat/v20r0m0/index.jsp?topic=%2Fcom.ibm.spss.statistics.help%2Fidh_webhelp_scatter_options_palette.htm"><text:span text:style-name="T5">Fco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ib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spss</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statistics</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help</text:span></text:a><text:a xlink:type="simple" xlink:href="http://pic.dhe.ibm.com/infocenter/spssstat/v20r0m0/index.jsp?topic=%2Fcom.ibm.spss.statistics.help%2Fidh_webhelp_scatter_options_palette.htm"><text:span text:style-name="T5">%2</text:span></text:a><text:a xlink:type="simple" xlink:href="http://pic.dhe.ibm.com/infocenter/spssstat/v20r0m0/index.jsp?topic=%2Fcom.ibm.spss.statistics.help%2Fidh_webhelp_scatter_options_palette.htm"><text:span text:style-name="T5">Fidh</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webhelp</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scatter</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options</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palette</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htm</text:span></text:a><text:span text:style-name="T2">. </text:span></text:p>
          </table:table-cell>
        </table:table-row>
        <table:table-row>
          <table:table-cell table:style-name="Table1.A1" office:value-type="string">
            <text:p text:style-name="P2"><text:span text:style-name="T2">BSM</text:span><text:span text:style-name="T2"> </text:span><text:span text:style-name="T2">Epoch</text:span><text:span text:style-name="T2"> </text:span><text:span text:style-name="T2">Photometry</text:span><text:span text:style-name="T2"> </text:span><text:span text:style-name="T2">Data</text:span></text:p>
          </table:table-cell>
          <table:table-cell table:style-name="Table1.A1" office:value-type="string">
            <text:p text:style-name="P2"><text:span text:style-name="T2">Data</text:span><text:span text:style-name="T2"> </text:span><text:span text:style-name="T2">from</text:span><text:span text:style-name="T2"> </text:span><text:span text:style-name="T2">the</text:span><text:span text:style-name="T2"> </text:span><text:span text:style-name="T2">Bright</text:span><text:span text:style-name="T2"> </text:span><text:span text:style-name="T2">Star</text:span><text:span text:style-name="T2"> </text:span><text:span text:style-name="T2">Monitor</text:span><text:span text:style-name="T2"> </text:span><text:span text:style-name="T2">AAVSO</text:span><text:span text:style-name="T2"> </text:span><text:span text:style-name="T2">database</text:span><text:span text:style-name="T2">; </text:span><text:span text:style-name="T2">currently</text:span><text:span text:style-name="T2"> </text:span><text:span text:style-name="T2">there</text:span><text:span text:style-name="T2"> </text:span><text:span text:style-name="T2">are</text:span><text:span text:style-name="T2"> 14 </text:span><text:span text:style-name="T2">million</text:span><text:span text:style-name="T2"> </text:span><text:span text:style-name="T2">photometric</text:span><text:span text:style-name="T2"> </text:span><text:span text:style-name="T2">observations</text:span><text:span text:style-name="T2"> </text:span><text:span text:style-name="T2">of</text:span><text:span text:style-name="T2"> </text:span><text:span text:style-name="T2">approximately</text:span><text:span text:style-name="T2"> </text:span><text:span text:style-name="T2">one</text:span><text:span text:style-name="T2"> </text:span><text:span text:style-name="T2">million</text:span><text:span text:style-name="T2"> </text:span><text:span text:style-name="T2">stars</text:span><text:span text:style-name="T2">. </text:span><text:span text:style-name="T2">See</text:span><text:span text:style-name="T2"> </text:span><text:a xlink:type="simple" xlink:href="http://www.aavso.org/bright-star-monitor-epoch-photometry-database"><text:span text:style-name="T5">http</text:span></text:a><text:a xlink:type="simple" xlink:href="http://www.aavso.org/bright-star-monitor-epoch-photometry-database"><text:span text:style-name="T5">://</text:span></text:a><text:a xlink:type="simple" xlink:href="http://www.aavso.org/bright-star-monitor-epoch-photometry-database"><text:span text:style-name="T5">www</text:span></text:a><text:a xlink:type="simple" xlink:href="http://www.aavso.org/bright-star-monitor-epoch-photometry-database"><text:span text:style-name="T5">.</text:span></text:a><text:a xlink:type="simple" xlink:href="http://www.aavso.org/bright-star-monitor-epoch-photometry-database"><text:span text:style-name="T5">aavso</text:span></text:a><text:a xlink:type="simple" xlink:href="http://www.aavso.org/bright-star-monitor-epoch-photometry-database"><text:span text:style-name="T5">.</text:span></text:a><text:a xlink:type="simple" xlink:href="http://www.aavso.org/bright-star-monitor-epoch-photometry-database"><text:span text:style-name="T5">org</text:span></text:a><text:a xlink:type="simple" xlink:href="http://www.aavso.org/bright-star-monitor-epoch-photometry-database"><text:span text:style-name="T5">/</text:span></text:a><text:a xlink:type="simple" xlink:href="http://www.aavso.org/bright-star-monitor-epoch-photometry-database"><text:span text:style-name="T5">bright</text:span></text:a><text:a xlink:type="simple" xlink:href="http://www.aavso.org/bright-star-monitor-epoch-photometry-database"><text:span text:style-name="T5">-</text:span></text:a><text:a xlink:type="simple" xlink:href="http://www.aavso.org/bright-star-monitor-epoch-photometry-database"><text:span text:style-name="T5">star</text:span></text:a><text:a xlink:type="simple" xlink:href="http://www.aavso.org/bright-star-monitor-epoch-photometry-database"><text:span text:style-name="T5">-</text:span></text:a><text:a xlink:type="simple" xlink:href="http://www.aavso.org/bright-star-monitor-epoch-photometry-database"><text:span text:style-name="T5">monitor</text:span></text:a><text:a xlink:type="simple" xlink:href="http://www.aavso.org/bright-star-monitor-epoch-photometry-database"><text:span text:style-name="T5">-</text:span></text:a><text:a xlink:type="simple" xlink:href="http://www.aavso.org/bright-star-monitor-epoch-photometry-database"><text:span text:style-name="T5">epoch</text:span></text:a><text:a xlink:type="simple" xlink:href="http://www.aavso.org/bright-star-monitor-epoch-photometry-database"><text:span text:style-name="T5">-</text:span></text:a><text:a xlink:type="simple" xlink:href="http://www.aavso.org/bright-star-monitor-epoch-photometry-database"><text:span text:style-name="T5">photometry</text:span></text:a><text:a xlink:type="simple" xlink:href="http://www.aavso.org/bright-star-monitor-epoch-photometry-database"><text:span text:style-name="T5">-</text:span></text:a><text:a xlink:type="simple" xlink:href="http://www.aavso.org/bright-star-monitor-epoch-photometry-database"><text:span text:style-name="T5">database</text:span></text:a><text:span text:style-name="T2">.</text:span></text:p>
          </table:table-cell>
        </table:table-row>
        <table:table-row>
          <table:table-cell table:style-name="Table1.A1" office:value-type="string">
            <text:p text:style-name="P2"><text:span text:style-name="T2">Catalina</text:span><text:span text:style-name="T2"> </text:span><text:span text:style-name="T2">Sky</text:span><text:span text:style-name="T2"> </text:span><text:span text:style-name="T2">Survey</text:span></text:p>
          </table:table-cell>
          <table:table-cell table:style-name="Table1.A1" office:value-type="string">
            <text:p text:style-name="P2"><text:span text:style-name="T2">An</text:span><text:span text:style-name="T2"> </text:span><text:span text:style-name="T2">automated</text:span><text:span text:style-name="T2"> </text:span><text:span text:style-name="T2">telescope</text:span><text:span text:style-name="T2"> </text:span><text:span text:style-name="T2">survey</text:span><text:span text:style-name="T2"> </text:span><text:span text:style-name="T2">of</text:span><text:span text:style-name="T2"> </text:span><text:span text:style-name="T2">Near</text:span><text:span text:style-name="T2"> </text:span><text:span text:style-name="T2">Earth</text:span><text:span text:style-name="T2"> </text:span><text:span text:style-name="T2">Objects</text:span><text:span text:style-name="T2"> [</text:span><text:a xlink:type="simple" xlink:href="http://www.lpl.arizona.edu/css/"><text:span text:style-name="T5">http</text:span></text:a><text:a xlink:type="simple" xlink:href="http://www.lpl.arizona.edu/css/"><text:span text:style-name="T5">://</text:span></text:a><text:a xlink:type="simple" xlink:href="http://www.lpl.arizona.edu/css/"><text:span text:style-name="T5">www</text:span></text:a><text:a xlink:type="simple" xlink:href="http://www.lpl.arizona.edu/css/"><text:span text:style-name="T5">.</text:span></text:a><text:a xlink:type="simple" xlink:href="http://www.lpl.arizona.edu/css/"><text:span text:style-name="T5">lpl</text:span></text:a><text:a xlink:type="simple" xlink:href="http://www.lpl.arizona.edu/css/"><text:span text:style-name="T5">.</text:span></text:a><text:a xlink:type="simple" xlink:href="http://www.lpl.arizona.edu/css/"><text:span text:style-name="T5">arizona</text:span></text:a><text:a xlink:type="simple" xlink:href="http://www.lpl.arizona.edu/css/"><text:span text:style-name="T5">.</text:span></text:a><text:a xlink:type="simple" xlink:href="http://www.lpl.arizona.edu/css/"><text:span text:style-name="T5">edu</text:span></text:a><text:a xlink:type="simple" xlink:href="http://www.lpl.arizona.edu/css/"><text:span text:style-name="T5">/</text:span></text:a><text:a xlink:type="simple" xlink:href="http://www.lpl.arizona.edu/css/"><text:span text:style-name="T5">css</text:span></text:a><text:a xlink:type="simple" xlink:href="http://www.lpl.arizona.edu/css/"><text:span text:style-name="T5">/</text:span></text:a><text:span text:style-name="T2">]. </text:span><text:span text:style-name="T2">Transient</text:span><text:span text:style-name="T2"> </text:span><text:span text:style-name="T2">phenomenon</text:span><text:span text:style-name="T2"> </text:span><text:span text:style-name="T2">of</text:span><text:span text:style-name="T2"> </text:span><text:span text:style-name="T2">many</text:span><text:span text:style-name="T2"> </text:span><text:span text:style-name="T2">types</text:span><text:span text:style-name="T2"> (</text:span><text:span text:style-name="T2">such</text:span><text:span text:style-name="T2"> </text:span><text:span text:style-name="T2">as</text:span><text:span text:style-name="T2"> </text:span><text:span text:style-name="T2">variable</text:span><text:span text:style-name="T2"> </text:span><text:span text:style-name="T2">star</text:span><text:span text:style-name="T2"> </text:span><text:span text:style-name="T2">outbursts</text:span><text:span text:style-name="T2">) </text:span><text:span text:style-name="T2">are</text:span><text:span text:style-name="T2"> </text:span><text:span text:style-name="T2">also</text:span><text:span text:style-name="T2"> </text:span><text:span text:style-name="T2">surveyed</text:span><text:span text:style-name="T2"> [</text:span><text:a xlink:type="simple" xlink:href="http://crts.caltech.edu/"><text:span text:style-name="T5">http</text:span></text:a><text:a xlink:type="simple" xlink:href="http://crts.caltech.edu/"><text:span text:style-name="T5">://</text:span></text:a><text:a xlink:type="simple" xlink:href="http://crts.caltech.edu/"><text:span text:style-name="T5">crts</text:span></text:a><text:a xlink:type="simple" xlink:href="http://crts.caltech.edu/"><text:span text:style-name="T5">.</text:span></text:a><text:a xlink:type="simple" xlink:href="http://crts.caltech.edu/"><text:span text:style-name="T5">caltech</text:span></text:a><text:a xlink:type="simple" xlink:href="http://crts.caltech.edu/"><text:span text:style-name="T5">.</text:span></text:a><text:a xlink:type="simple" xlink:href="http://crts.caltech.edu/"><text:span text:style-name="T5">edu</text:span></text:a><text:a xlink:type="simple" xlink:href="http://crts.caltech.edu/"><text:span text:style-name="T5">/</text:span></text:a><text:span text:style-name="T2">].</text:span></text:p>
          </table:table-cell>
        </table:table-row>
        <table:table-row>
          <table:table-cell table:style-name="Table1.A1" office:value-type="string">
            <text:p text:style-name="P4">CLEANest</text:p>
          </table:table-cell>
          <table:table-cell table:style-name="Table1.A1" office:value-type="string">
            <text:p text:style-name="P2"><text:span text:style-name="T2">A</text:span><text:span text:style-name="T2"> </text:span><text:span text:style-name="T2">method</text:span><text:span text:style-name="T2"> </text:span><text:span text:style-name="T2">of</text:span><text:span text:style-name="T2"> </text:span><text:span text:style-name="T2">refining</text:span><text:span text:style-name="T2"> </text:span><text:span text:style-name="T2">multiple</text:span><text:span text:style-name="T2"> </text:span><text:span text:style-name="T2">periods</text:span><text:span text:style-name="T2"> </text:span><text:span text:style-name="T2">in</text:span><text:span text:style-name="T2"> </text:span><text:span text:style-name="T2">variable</text:span><text:span text:style-name="T2"> </text:span><text:span text:style-name="T2">star</text:span><text:span text:style-name="T2"> </text:span><text:span text:style-name="T2">data</text:span><text:span text:style-name="T2"> </text:span><text:span text:style-name="T2">simultaneously</text:span><text:span text:style-name="T2">. </text:span><text:span text:style-name="T2">In</text:span><text:span text:style-name="T2"> </text:span><text:span text:style-name="T2">VStar</text:span><text:span text:style-name="T2">, </text:span><text:span text:style-name="T2">this</text:span><text:span text:style-name="T2"> </text:span><text:span text:style-name="T2">can</text:span><text:span text:style-name="T2"> </text:span><text:span text:style-name="T2">be</text:span><text:span text:style-name="T2"> </text:span><text:span text:style-name="T2">applied</text:span><text:span text:style-name="T2"> </text:span><text:span text:style-name="T2">to</text:span><text:span text:style-name="T2"> </text:span><text:span text:style-name="T2">a</text:span><text:span text:style-name="T2"> </text:span><text:span text:style-name="T2">period</text:span><text:span text:style-name="T2"> </text:span><text:span text:style-name="T2">analysis</text:span><text:span text:style-name="T2"> (</text:span><text:span text:style-name="T2">DCDFT</text:span><text:span text:style-name="T2">) </text:span><text:span text:style-name="T2">result</text:span><text:span text:style-name="T2">.</text:span></text:p>
          </table:table-cell>
        </table:table-row>
        <table:table-row>
          <table:table-cell table:style-name="Table1.A1" office:value-type="string">
            <text:p text:style-name="P2"><text:span text:style-name="T2">Comparison</text:span><text:span text:style-name="T2"> </text:span><text:span text:style-name="T2">Star</text:span></text:p>
          </table:table-cell>
          <table:table-cell table:style-name="Table1.A1" office:value-type="string">
            <text:p text:style-name="P2"><text:span text:style-name="T2">A</text:span><text:span text:style-name="T2"> </text:span><text:span text:style-name="T2">star</text:span><text:span text:style-name="T2"> </text:span><text:span text:style-name="T2">of</text:span><text:span text:style-name="T2"> </text:span><text:span text:style-name="T2">known</text:span><text:span text:style-name="T2">, </text:span><text:span text:style-name="T2">constant</text:span><text:span text:style-name="T2"> </text:span><text:span text:style-name="T2">magnitude</text:span><text:span text:style-name="T2"> </text:span><text:span text:style-name="T2">that</text:span><text:span text:style-name="T2"> </text:span><text:span text:style-name="T2">a</text:span><text:span text:style-name="T2"> </text:span><text:span text:style-name="T2">nearly</text:span><text:span text:style-name="T2"> </text:span><text:span text:style-name="T2">variable</text:span><text:span text:style-name="T2"> </text:span><text:span text:style-name="T2">star</text:span><text:span text:style-name="T2"> </text:span><text:span text:style-name="T2">is</text:span><text:span text:style-name="T2"> </text:span><text:span text:style-name="T2">compared</text:span><text:span text:style-name="T2"> </text:span><text:span text:style-name="T2">to</text:span><text:span text:style-name="T2"> </text:span><text:span text:style-name="T2">in</text:span><text:span text:style-name="T2"> </text:span><text:span text:style-name="T2">order</text:span><text:span text:style-name="T2"> </text:span><text:span text:style-name="T2">to</text:span><text:span text:style-name="T2"> </text:span><text:span text:style-name="T2">estimate</text:span><text:span text:style-name="T2"> </text:span><text:span text:style-name="T2">the</text:span><text:span text:style-name="T2"> </text:span><text:span text:style-name="T2">variable</text:span><text:span text:style-name="T2">’</text:span><text:span text:style-name="T2">s</text:span><text:span text:style-name="T2"> </text:span><text:span text:style-name="T2">apparent</text:span><text:span text:style-name="T2"> </text:span><text:span text:style-name="T2">brightness</text:span><text:span text:style-name="T2">.</text:span></text:p>
          </table:table-cell>
        </table:table-row>
        <table:table-row>
          <table:table-cell table:style-name="Table1.A1" office:value-type="string">
            <text:p text:style-name="P2"><text:span text:style-name="T2">Confidence</text:span><text:span text:style-name="T2"> </text:span><text:span text:style-name="T2">Level</text:span></text:p>
          </table:table-cell>
          <table:table-cell table:style-name="Table1.A1" office:value-type="string">
            <text:p text:style-name="P2"><text:span text:style-name="T2">The</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a</text:span><text:span text:style-name="T2"> </text:span><text:span text:style-name="T2">mathematical</text:span><text:span text:style-name="T2"> </text:span><text:span text:style-name="T2">variable</text:span><text:span text:style-name="T2"> </text:span><text:span text:style-name="T2">for</text:span><text:span text:style-name="T2"> </text:span><text:span text:style-name="T2">which</text:span><text:span text:style-name="T2"> </text:span><text:span text:style-name="T2">there</text:span><text:span text:style-name="T2"> </text:span><text:span text:style-name="T2">is</text:span><text:span text:style-name="T2"> </text:span><text:span text:style-name="T2">high</text:span><text:span text:style-name="T2"> </text:span><text:span text:style-name="T2">confidence</text:span><text:span text:style-name="T2"> (</text:span><text:span text:style-name="T2">usually</text:span><text:span text:style-name="T2"> 95%) </text:span><text:span text:style-name="T2">that</text:span><text:span text:style-name="T2"> </text:span><text:span text:style-name="T2">the</text:span><text:span text:style-name="T2"> </text:span><text:span text:style-name="T2">actual</text:span><text:span text:style-name="T2"> </text:span><text:span text:style-name="T2">value</text:span><text:span text:style-name="T2"> </text:span><text:span text:style-name="T2">lies</text:span><text:span text:style-name="T2"> </text:span><text:span text:style-name="T2">within</text:span><text:span text:style-name="T2"> </text:span><text:span text:style-name="T2">that</text:span><text:span text:style-name="T2"> </text:span><text:span text:style-name="T2">range</text:span><text:span text:style-name="T2">.</text:span></text:p>
          </table:table-cell>
        </table:table-row>
        <table:table-row>
          <table:table-cell table:style-name="Table1.A1" office:value-type="string">
            <text:p text:style-name="P4">Cousins</text:p>
          </table:table-cell>
          <table:table-cell table:style-name="Table1.A1" office:value-type="string">
            <text:p text:style-name="P2"><text:span text:style-name="T2">A</text:span><text:span text:style-name="T2"> </text:span><text:span text:style-name="T2">standard</text:span><text:span text:style-name="T2"> </text:span><text:span text:style-name="T2">set</text:span><text:span text:style-name="T2"> </text:span><text:span text:style-name="T2">of</text:span><text:span text:style-name="T2"> </text:span><text:span text:style-name="T2">photometric</text:span><text:span text:style-name="T2"> </text:span><text:span text:style-name="T2">filters</text:span><text:span text:style-name="T2">. </text:span><text:span text:style-name="T2">See</text:span><text:span text:style-name="T2"> </text:span><text:a xlink:type="simple" xlink:href="http://www.company7.com/library/optec/filter_monograph.pdf"><text:span text:style-name="T5">http</text:span></text:a><text:a xlink:type="simple" xlink:href="http://www.company7.com/library/optec/filter_monograph.pdf"><text:span text:style-name="T5">://</text:span></text:a><text:a xlink:type="simple" xlink:href="http://www.company7.com/library/optec/filter_monograph.pdf"><text:span text:style-name="T5">www</text:span></text:a><text:a xlink:type="simple" xlink:href="http://www.company7.com/library/optec/filter_monograph.pdf"><text:span text:style-name="T5">.</text:span></text:a><text:a xlink:type="simple" xlink:href="http://www.company7.com/library/optec/filter_monograph.pdf"><text:span text:style-name="T5">company</text:span></text:a><text:a xlink:type="simple" xlink:href="http://www.company7.com/library/optec/filter_monograph.pdf"><text:span text:style-name="T5">7.</text:span></text:a><text:a xlink:type="simple" xlink:href="http://www.company7.com/library/optec/filter_monograph.pdf"><text:span text:style-name="T5">com</text:span></text:a><text:a xlink:type="simple" xlink:href="http://www.company7.com/library/optec/filter_monograph.pdf"><text:span text:style-name="T5">/</text:span></text:a><text:a xlink:type="simple" xlink:href="http://www.company7.com/library/optec/filter_monograph.pdf"><text:span text:style-name="T5">library</text:span></text:a><text:a xlink:type="simple" xlink:href="http://www.company7.com/library/optec/filter_monograph.pdf"><text:span text:style-name="T5">/</text:span></text:a><text:a xlink:type="simple" xlink:href="http://www.company7.com/library/optec/filter_monograph.pdf"><text:span text:style-name="T5">optec</text:span></text:a><text:a xlink:type="simple" xlink:href="http://www.company7.com/library/optec/filter_monograph.pdf"><text:span text:style-name="T5">/</text:span></text:a><text:a xlink:type="simple" xlink:href="http://www.company7.com/library/optec/filter_monograph.pdf"><text:span text:style-name="T5">filter</text:span></text:a><text:a xlink:type="simple" xlink:href="http://www.company7.com/library/optec/filter_monograph.pdf"><text:span text:style-name="T5">_</text:span></text:a><text:a xlink:type="simple" xlink:href="http://www.company7.com/library/optec/filter_monograph.pdf"><text:span text:style-name="T5">monograph</text:span></text:a><text:a xlink:type="simple" xlink:href="http://www.company7.com/library/optec/filter_monograph.pdf"><text:span text:style-name="T5">.</text:span></text:a><text:a xlink:type="simple" xlink:href="http://www.company7.com/library/optec/filter_monograph.pdf"><text:span text:style-name="T5">pdf</text:span></text:a><text:span text:style-name="T2">.</text:span></text:p>
          </table:table-cell>
        </table:table-row>
        <table:table-row>
          <table:table-cell table:style-name="Table1.A1" office:value-type="string">
            <text:p text:style-name="P2"><text:span text:style-name="T2">Discrepant</text:span><text:span text:style-name="T2"> </text:span><text:span text:style-name="T2">Data</text:span></text:p>
          </table:table-cell>
          <table:table-cell table:style-name="Table1.A1" office:value-type="string">
            <text:p text:style-name="P2"><text:span text:style-name="T2">A</text:span><text:span text:style-name="T2"> </text:span><text:span text:style-name="T2">data</text:span><text:span text:style-name="T2"> </text:span><text:span text:style-name="T2">point</text:span><text:span text:style-name="T2"> </text:span><text:span text:style-name="T2">that</text:span><text:span text:style-name="T2"> </text:span><text:span text:style-name="T2">appears</text:span><text:span text:style-name="T2"> </text:span><text:span text:style-name="T2">to</text:span><text:span text:style-name="T2"> </text:span><text:span text:style-name="T2">vary</text:span><text:span text:style-name="T2"> </text:span><text:span text:style-name="T2">significantly</text:span><text:span text:style-name="T2"> (</text:span><text:span text:style-name="T2">well</text:span><text:span text:style-name="T2"> </text:span><text:span text:style-name="T2">outside</text:span><text:span text:style-name="T2"> </text:span><text:span text:style-name="T2">of</text:span><text:span text:style-name="T2"> </text:span><text:span text:style-name="T2">normal</text:span><text:span text:style-name="T2"> </text:span><text:span text:style-name="T2">error</text:span><text:span text:style-name="T2"> </text:span><text:span text:style-name="T2">bars</text:span><text:span text:style-name="T2">) </text:span><text:span text:style-name="T2">from</text:span><text:span text:style-name="T2"> </text:span><text:span text:style-name="T2">the</text:span><text:span text:style-name="T2"> </text:span><text:span text:style-name="T2">mean</text:span><text:span text:style-name="T2"> </text:span><text:span text:style-name="T2">and</text:span><text:span text:style-name="T2">/</text:span><text:span text:style-name="T2">or</text:span><text:span text:style-name="T2"> </text:span><text:span text:style-name="T2">other</text:span><text:span text:style-name="T2"> </text:span><text:span text:style-name="T2">observations</text:span><text:span text:style-name="T2"> </text:span><text:span text:style-name="T2">taken</text:span><text:span text:style-name="T2"> </text:span><text:span text:style-name="T2">at</text:span><text:span text:style-name="T2"> </text:span><text:span text:style-name="T2">the</text:span><text:span text:style-name="T2"> </text:span><text:span text:style-name="T2">same</text:span><text:span text:style-name="T2"> </text:span><text:span text:style-name="T2">time</text:span><text:span text:style-name="T2">. </text:span><text:span text:style-name="T2">The</text:span><text:span text:style-name="T2"> </text:span><text:span text:style-name="T2">AAVSO</text:span><text:span text:style-name="T2"> </text:span><text:span text:style-name="T2">has</text:span><text:span text:style-name="T2"> </text:span><text:span text:style-name="T2">a</text:span><text:span text:style-name="T2"> </text:span><text:span text:style-name="T2">tool</text:span><text:span text:style-name="T2"> </text:span><text:span text:style-name="T2">called</text:span><text:span text:style-name="T2"> </text:span><text:span text:style-name="T2">Zapper</text:span><text:span text:style-name="T2"> </text:span><text:span text:style-name="T2">which</text:span><text:span text:style-name="T2"> </text:span><text:span text:style-name="T2">can</text:span><text:span text:style-name="T2"> </text:span><text:span text:style-name="T2">be</text:span><text:span text:style-name="T2"> </text:span><text:span text:style-name="T2">used</text:span><text:span text:style-name="T2"> </text:span><text:span text:style-name="T2">to</text:span><text:span text:style-name="T2"> </text:span><text:span text:style-name="T2">flag</text:span><text:span text:style-name="T2"> </text:span><text:span text:style-name="T2">discrepent</text:span><text:span text:style-name="T2"> </text:span><text:span text:style-name="T2">data</text:span><text:span text:style-name="T2"> </text:span><text:span text:style-name="T2">for</text:span><text:span text:style-name="T2"> </text:span><text:span text:style-name="T2">further</text:span><text:span text:style-name="T2"> </text:span><text:span text:style-name="T2">investigation</text:span><text:span text:style-name="T2"> [</text:span><text:a xlink:type="simple" xlink:href="http://www.aavso.org/zapper"><text:span text:style-name="T5">http</text:span></text:a><text:a xlink:type="simple" xlink:href="http://www.aavso.org/zapper"><text:span text:style-name="T5">://</text:span></text:a><text:a xlink:type="simple" xlink:href="http://www.aavso.org/zapper"><text:span text:style-name="T5">www</text:span></text:a><text:a xlink:type="simple" xlink:href="http://www.aavso.org/zapper"><text:span text:style-name="T5">.</text:span></text:a><text:a xlink:type="simple" xlink:href="http://www.aavso.org/zapper"><text:span text:style-name="T5">aavso</text:span></text:a><text:a xlink:type="simple" xlink:href="http://www.aavso.org/zapper"><text:span text:style-name="T5">.</text:span></text:a><text:a xlink:type="simple" xlink:href="http://www.aavso.org/zapper"><text:span text:style-name="T5">org</text:span></text:a><text:a xlink:type="simple" xlink:href="http://www.aavso.org/zapper"><text:span text:style-name="T5">/</text:span></text:a><text:a xlink:type="simple" xlink:href="http://www.aavso.org/zapper"><text:span text:style-name="T5">zapper</text:span></text:a><text:span text:style-name="T2">].</text:span></text:p>
          </table:table-cell>
        </table:table-row>
        <table:table-row>
          <table:table-cell table:style-name="Table1.A1" office:value-type="string">
            <text:p text:style-name="P4">Epoch</text:p>
          </table:table-cell>
          <table:table-cell table:style-name="Table1.A1" office:value-type="string">
            <text:p text:style-name="P2"><text:span text:style-name="T2">In</text:span><text:span text:style-name="T2"> </text:span><text:span text:style-name="T2">a</text:span><text:span text:style-name="T2"> </text:span><text:span text:style-name="T2">phase</text:span><text:span text:style-name="T2"> </text:span><text:span text:style-name="T2">plot</text:span><text:span text:style-name="T2">, </text:span><text:span text:style-name="T2">the</text:span><text:span text:style-name="T2"> </text:span><text:span text:style-name="T2">initial</text:span><text:span text:style-name="T2"> </text:span><text:span text:style-name="T2">time</text:span><text:span text:style-name="T2"> </text:span><text:span text:style-name="T2">selected</text:span><text:span text:style-name="T2"> </text:span><text:span text:style-name="T2">to</text:span><text:span text:style-name="T2"> </text:span><text:span text:style-name="T2">begin</text:span><text:span text:style-name="T2"> </text:span><text:span text:style-name="T2">the</text:span><text:span text:style-name="T2"> </text:span><text:span text:style-name="T2">cycle</text:span><text:span text:style-name="T2"> (</text:span><text:span text:style-name="T2">e</text:span><text:span text:style-name="T2">.</text:span><text:span text:style-name="T2">g</text:span><text:span text:style-name="T2">. </text:span><text:span text:style-name="T2">the</text:span><text:span text:style-name="T2"> </text:span><text:span text:style-name="T2">time</text:span><text:span text:style-name="T2"> </text:span><text:span text:style-name="T2">of</text:span><text:span text:style-name="T2"> </text:span><text:span text:style-name="T2">the</text:span><text:span text:style-name="T2"> </text:span><text:span text:style-name="T2">first</text:span><text:span text:style-name="T2"> </text:span><text:span text:style-name="T2">observation</text:span><text:span text:style-name="T2"> </text:span><text:span text:style-name="T2">or</text:span><text:span text:style-name="T2"> </text:span><text:span text:style-name="T2">the</text:span><text:span text:style-name="T2"> </text:span><text:span text:style-name="T2">time</text:span><text:span text:style-name="T2"> </text:span><text:span text:style-name="T2">of</text:span><text:span text:style-name="T2"> </text:span><text:span text:style-name="T2">minimum</text:span><text:span text:style-name="T2">).</text:span></text:p>
          </table:table-cell>
        </table:table-row>
        <table:table-row>
          <table:table-cell table:style-name="Table1.A1" office:value-type="string">
            <text:p text:style-name="P2"><text:span text:style-name="T2">Error</text:span><text:span text:style-name="T2"> </text:span><text:span text:style-name="T2">Bar</text:span></text:p>
          </table:table-cell>
          <table:table-cell table:style-name="Table1.A1" office:value-type="string">
            <text:p text:style-name="P4">On a graph, lines extending above and below and/or to the right and left of a data point that signify uncertainty in the measurement (usually to 95% confidence level). In VStar only error bars in magnitude are included, since uncertainty in times are not recorded in AAVSO data.</text:p>
          </table:table-cell>
        </table:table-row>
        <table:table-row>
          <table:table-cell table:style-name="Table1.A1" office:value-type="string">
            <text:p text:style-name="P2"><text:span text:style-name="T2">Fainter</text:span><text:span text:style-name="T2"> </text:span><text:span text:style-name="T2">Than</text:span></text:p>
          </table:table-cell>
          <table:table-cell table:style-name="Table1.A1" office:value-type="string">
            <text:p text:style-name="P2"><text:span text:style-name="T2">A</text:span><text:span text:style-name="T2"> </text:span><text:span text:style-name="T2">null</text:span><text:span text:style-name="T2"> </text:span><text:span text:style-name="T2">observation</text:span><text:span text:style-name="T2"> </text:span><text:span text:style-name="T2">of</text:span><text:span text:style-name="T2"> </text:span><text:span text:style-name="T2">a</text:span><text:span text:style-name="T2"> </text:span><text:span text:style-name="T2">variable</text:span><text:span text:style-name="T2"> </text:span><text:span text:style-name="T2">star</text:span><text:span text:style-name="T2"> </text:span><text:span text:style-name="T2">that</text:span><text:span text:style-name="T2"> </text:span><text:span text:style-name="T2">was</text:span><text:span text:style-name="T2"> </text:span><text:span text:style-name="T2">too</text:span><text:span text:style-name="T2"> </text:span><text:span text:style-name="T2">faint</text:span><text:span text:style-name="T2"> </text:span><text:span text:style-name="T2">for</text:span><text:span text:style-name="T2"> </text:span><text:span text:style-name="T2">the</text:span><text:span text:style-name="T2"> </text:span><text:span text:style-name="T2">instrument</text:span><text:span text:style-name="T2">/</text:span><text:span text:style-name="T2">observer</text:span><text:span text:style-name="T2">. </text:span><text:span text:style-name="T2">Since</text:span><text:span text:style-name="T2"> </text:span><text:span text:style-name="T2">the</text:span><text:span text:style-name="T2"> </text:span><text:span text:style-name="T2">star</text:span><text:span text:style-name="T2"> </text:span><text:span text:style-name="T2">was</text:span><text:span text:style-name="T2"> </text:span><text:span text:style-name="T2">not</text:span><text:span text:style-name="T2"> </text:span><text:span text:style-name="T2">actually</text:span><text:span text:style-name="T2"> </text:span><text:span text:style-name="T2">seen</text:span><text:span text:style-name="T2">/</text:span><text:span text:style-name="T2">imaged</text:span><text:span text:style-name="T2">, </text:span><text:span text:style-name="T2">it</text:span><text:span text:style-name="T2"> </text:span><text:span text:style-name="T2">can</text:span><text:span text:style-name="T2"> </text:span><text:span text:style-name="T2">only</text:span><text:span text:style-name="T2"> </text:span><text:span text:style-name="T2">be</text:span><text:span text:style-name="T2"> </text:span><text:span text:style-name="T2">said</text:span><text:span text:style-name="T2"> </text:span><text:span text:style-name="T2">that</text:span><text:span text:style-name="T2"> </text:span><text:span text:style-name="T2">at</text:span><text:span text:style-name="T2"> </text:span><text:span text:style-name="T2">that</text:span><text:span text:style-name="T2"> </text:span><text:span text:style-name="T2">time</text:span><text:span text:style-name="T2"> </text:span><text:span text:style-name="T2">it</text:span><text:span text:style-name="T2"> </text:span><text:span text:style-name="T2">was</text:span><text:span text:style-name="T2"> “</text:span><text:span text:style-name="T2">fainter</text:span><text:span text:style-name="T2"> </text:span><text:soft-page-break/><text:span text:style-name="T2">than</text:span><text:span text:style-name="T2">” </text:span><text:span text:style-name="T2">some</text:span><text:span text:style-name="T2"> </text:span><text:span text:style-name="T2">limiting</text:span><text:span text:style-name="T2"> </text:span><text:span text:style-name="T2">magnitude</text:span><text:span text:style-name="T2">.</text:span></text:p>
          </table:table-cell>
        </table:table-row>
        <table:table-row>
          <table:table-cell table:style-name="Table1.A1" office:value-type="string">
            <text:p text:style-name="P4">FITS</text:p>
          </table:table-cell>
          <table:table-cell table:style-name="Table1.A1" office:value-type="string">
            <text:p text:style-name="P2"><text:span text:style-name="T2">Flexible</text:span><text:span text:style-name="T2"> </text:span><text:span text:style-name="T2">Image</text:span><text:span text:style-name="T2"> </text:span><text:span text:style-name="T2">Transport</text:span><text:span text:style-name="T2"> </text:span><text:span text:style-name="T2">System</text:span><text:span text:style-name="T2"> </text:span><text:span text:style-name="T2">is</text:span><text:span text:style-name="T2"> </text:span><text:span text:style-name="T2">a</text:span><text:span text:style-name="T2"> </text:span><text:span text:style-name="T2">digital</text:span><text:span text:style-name="T2"> </text:span><text:span text:style-name="T2">file</text:span><text:span text:style-name="T2"> </text:span><text:span text:style-name="T2">format</text:span><text:span text:style-name="T2"> </text:span><text:span text:style-name="T2">commonly</text:span><text:span text:style-name="T2"> </text:span><text:span text:style-name="T2">used</text:span><text:span text:style-name="T2"> </text:span><text:span text:style-name="T2">in</text:span><text:span text:style-name="T2"> </text:span><text:span text:style-name="T2">astronomy</text:span><text:span text:style-name="T2"> </text:span><text:span text:style-name="T2">and</text:span><text:span text:style-name="T2"> </text:span><text:span text:style-name="T2">other</text:span><text:span text:style-name="T2"> </text:span><text:span text:style-name="T2">sciences</text:span><text:span text:style-name="T2"> </text:span><text:span text:style-name="T2">for</text:span><text:span text:style-name="T2"> </text:span><text:span text:style-name="T2">the</text:span><text:span text:style-name="T2"> </text:span><text:span text:style-name="T2">storage</text:span><text:span text:style-name="T2">, </text:span><text:span text:style-name="T2">transmission</text:span><text:span text:style-name="T2"> </text:span><text:span text:style-name="T2">and</text:span><text:span text:style-name="T2"> </text:span><text:span text:style-name="T2">processing</text:span><text:span text:style-name="T2"> </text:span><text:span text:style-name="T2">of</text:span><text:span text:style-name="T2"> </text:span><text:span text:style-name="T2">images</text:span><text:span text:style-name="T2">. </text:span></text:p>
          </table:table-cell>
        </table:table-row>
        <table:table-row>
          <table:table-cell table:style-name="Table1.A1" office:value-type="string">
            <text:p text:style-name="P2"><text:span text:style-name="T2">Fourier</text:span><text:span text:style-name="T2"> </text:span><text:span text:style-name="T2">Analysis</text:span></text:p>
          </table:table-cell>
          <table:table-cell table:style-name="Table1.A1" office:value-type="string">
            <text:p text:style-name="P2"><text:span text:style-name="T2">A</text:span><text:span text:style-name="T2"> </text:span><text:span text:style-name="T2">power</text:span><text:span text:style-name="T2"> </text:span><text:span text:style-name="T2">spectrum</text:span><text:span text:style-name="T2"> (</text:span><text:span text:style-name="T2">see</text:span><text:span text:style-name="T2"> </text:span><text:span text:style-name="T2">below</text:span><text:span text:style-name="T2">) </text:span><text:span text:style-name="T2">that</text:span><text:span text:style-name="T2"> </text:span><text:span text:style-name="T2">is</text:span><text:span text:style-name="T2"> </text:span><text:span text:style-name="T2">based</text:span><text:span text:style-name="T2"> </text:span><text:span text:style-name="T2">on</text:span><text:span text:style-name="T2"> </text:span><text:span text:style-name="T2">sinusoids</text:span><text:span text:style-name="T2">.</text:span></text:p>
          </table:table-cell>
        </table:table-row>
        <table:table-row>
          <table:table-cell table:style-name="Table1.A1" office:value-type="string">
            <text:p text:style-name="P4">Harmonics</text:p>
          </table:table-cell>
          <table:table-cell table:style-name="Table1.A1" office:value-type="string">
            <text:p text:style-name="P2"><text:span text:style-name="T2">The</text:span><text:span text:style-name="T2"> </text:span><text:span text:style-name="T2">fundamental</text:span><text:span text:style-name="T2"> </text:span><text:span text:style-name="T2">period</text:span><text:span text:style-name="T2"> </text:span><text:span text:style-name="T2">divided</text:span><text:span text:style-name="T2"> </text:span><text:span text:style-name="T2">by</text:span><text:span text:style-name="T2"> </text:span><text:span text:style-name="T2">an</text:span><text:span text:style-name="T2"> </text:span><text:span text:style-name="T2">integer</text:span><text:span text:style-name="T2"> (</text:span><text:span text:style-name="T2">i</text:span><text:span text:style-name="T2">.</text:span><text:span text:style-name="T2">e</text:span><text:span text:style-name="T2">. </text:span><text:span text:style-name="T2">half</text:span><text:span text:style-name="T2"> </text:span><text:span text:style-name="T2">the</text:span><text:span text:style-name="T2"> </text:span><text:span text:style-name="T2">period</text:span><text:span text:style-name="T2">, </text:span><text:span text:style-name="T2">one</text:span><text:span text:style-name="T2">-</text:span><text:span text:style-name="T2">third</text:span><text:span text:style-name="T2"> </text:span><text:span text:style-name="T2">the</text:span><text:span text:style-name="T2"> </text:span><text:span text:style-name="T2">period</text:span><text:span text:style-name="T2">).</text:span></text:p>
          </table:table-cell>
        </table:table-row>
        <table:table-row>
          <table:table-cell table:style-name="Table1.A1" office:value-type="string">
            <text:p text:style-name="P2"><text:span text:style-name="T2">Heliocentric</text:span><text:span text:style-name="T2"> </text:span><text:span text:style-name="T2">Julian</text:span><text:span text:style-name="T2"> </text:span><text:span text:style-name="T2">Day</text:span></text:p>
          </table:table-cell>
          <table:table-cell table:style-name="Table1.A1" office:value-type="string">
            <text:p text:style-name="P2"><text:span text:style-name="T2">A</text:span><text:span text:style-name="T2"> </text:span><text:span text:style-name="T2">recalculation</text:span><text:span text:style-name="T2"> </text:span><text:span text:style-name="T2">of</text:span><text:span text:style-name="T2"> </text:span><text:span text:style-name="T2">the</text:span><text:span text:style-name="T2"> </text:span><text:span text:style-name="T2">Julian</text:span><text:span text:style-name="T2"> </text:span><text:span text:style-name="T2">date</text:span><text:span text:style-name="T2"> </text:span><text:span text:style-name="T2">to</text:span><text:span text:style-name="T2"> </text:span><text:span text:style-name="T2">take</text:span><text:span text:style-name="T2"> </text:span><text:span text:style-name="T2">into</text:span><text:span text:style-name="T2"> </text:span><text:span text:style-name="T2">account</text:span><text:span text:style-name="T2"> </text:span><text:span text:style-name="T2">the</text:span><text:span text:style-name="T2"> </text:span><text:span text:style-name="T2">earth</text:span><text:span text:style-name="T2">’</text:span><text:span text:style-name="T2">s</text:span><text:span text:style-name="T2"> </text:span><text:span text:style-name="T2">distance</text:span><text:span text:style-name="T2"> </text:span><text:span text:style-name="T2">from</text:span><text:span text:style-name="T2"> </text:span><text:span text:style-name="T2">the</text:span><text:span text:style-name="T2"> </text:span><text:span text:style-name="T2">sun</text:span><text:span text:style-name="T2">; </text:span><text:span text:style-name="T2">i</text:span><text:span text:style-name="T2">.</text:span><text:span text:style-name="T2">e</text:span><text:span text:style-name="T2">. </text:span><text:span text:style-name="T2">the</text:span><text:span text:style-name="T2"> </text:span><text:span text:style-name="T2">Julian</text:span><text:span text:style-name="T2"> </text:span><text:span text:style-name="T2">Date</text:span><text:span text:style-name="T2"> </text:span><text:span text:style-name="T2">if</text:span><text:span text:style-name="T2"> </text:span><text:span text:style-name="T2">the</text:span><text:span text:style-name="T2"> </text:span><text:span text:style-name="T2">star</text:span><text:span text:style-name="T2"> </text:span><text:span text:style-name="T2">were</text:span><text:span text:style-name="T2"> </text:span><text:span text:style-name="T2">measured</text:span><text:span text:style-name="T2"> </text:span><text:span text:style-name="T2">from</text:span><text:span text:style-name="T2"> </text:span><text:span text:style-name="T2">the</text:span><text:span text:style-name="T2"> </text:span><text:span text:style-name="T2">center</text:span><text:span text:style-name="T2"> </text:span><text:span text:style-name="T2">of</text:span><text:span text:style-name="T2"> </text:span><text:span text:style-name="T2">the</text:span><text:span text:style-name="T2"> </text:span><text:span text:style-name="T2">sun</text:span><text:span text:style-name="T2">. </text:span><text:span text:style-name="T2">See</text:span><text:span text:style-name="T2"> </text:span><text:a xlink:type="simple" xlink:href="http://www.physics.sfasu.edu/astro/javascript/hjd.html"><text:span text:style-name="T5">http</text:span></text:a><text:a xlink:type="simple" xlink:href="http://www.physics.sfasu.edu/astro/javascript/hjd.html"><text:span text:style-name="T5">://</text:span></text:a><text:a xlink:type="simple" xlink:href="http://www.physics.sfasu.edu/astro/javascript/hjd.html"><text:span text:style-name="T5">www</text:span></text:a><text:a xlink:type="simple" xlink:href="http://www.physics.sfasu.edu/astro/javascript/hjd.html"><text:span text:style-name="T5">.</text:span></text:a><text:a xlink:type="simple" xlink:href="http://www.physics.sfasu.edu/astro/javascript/hjd.html"><text:span text:style-name="T5">physics</text:span></text:a><text:a xlink:type="simple" xlink:href="http://www.physics.sfasu.edu/astro/javascript/hjd.html"><text:span text:style-name="T5">.</text:span></text:a><text:a xlink:type="simple" xlink:href="http://www.physics.sfasu.edu/astro/javascript/hjd.html"><text:span text:style-name="T5">sfasu</text:span></text:a><text:a xlink:type="simple" xlink:href="http://www.physics.sfasu.edu/astro/javascript/hjd.html"><text:span text:style-name="T5">.</text:span></text:a><text:a xlink:type="simple" xlink:href="http://www.physics.sfasu.edu/astro/javascript/hjd.html"><text:span text:style-name="T5">edu</text:span></text:a><text:a xlink:type="simple" xlink:href="http://www.physics.sfasu.edu/astro/javascript/hjd.html"><text:span text:style-name="T5">/</text:span></text:a><text:a xlink:type="simple" xlink:href="http://www.physics.sfasu.edu/astro/javascript/hjd.html"><text:span text:style-name="T5">astro</text:span></text:a><text:a xlink:type="simple" xlink:href="http://www.physics.sfasu.edu/astro/javascript/hjd.html"><text:span text:style-name="T5">/</text:span></text:a><text:a xlink:type="simple" xlink:href="http://www.physics.sfasu.edu/astro/javascript/hjd.html"><text:span text:style-name="T5">javascript</text:span></text:a><text:a xlink:type="simple" xlink:href="http://www.physics.sfasu.edu/astro/javascript/hjd.html"><text:span text:style-name="T5">/</text:span></text:a><text:a xlink:type="simple" xlink:href="http://www.physics.sfasu.edu/astro/javascript/hjd.html"><text:span text:style-name="T5">hjd</text:span></text:a><text:a xlink:type="simple" xlink:href="http://www.physics.sfasu.edu/astro/javascript/hjd.html"><text:span text:style-name="T5">.</text:span></text:a><text:a xlink:type="simple" xlink:href="http://www.physics.sfasu.edu/astro/javascript/hjd.html"><text:span text:style-name="T5">html</text:span></text:a><text:span text:style-name="T2">.</text:span></text:p>
          </table:table-cell>
        </table:table-row>
        <table:table-row>
          <table:table-cell table:style-name="Table1.A1" office:value-type="string">
            <text:p text:style-name="P4">HJD</text:p>
          </table:table-cell>
          <table:table-cell table:style-name="Table1.A1" office:value-type="string">
            <text:p text:style-name="P2"><text:span text:style-name="T2">See</text:span><text:span text:style-name="T2"> </text:span><text:span text:style-name="T2">Heliocentric</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4">JD</text:p>
          </table:table-cell>
          <table:table-cell table:style-name="Table1.A1" office:value-type="string">
            <text:p text:style-name="P2"><text:span text:style-name="T2">See</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2"><text:span text:style-name="T2">Johnson</text:span><text:span text:style-name="T2"> </text:span><text:span text:style-name="T2">Band</text:span></text:p>
          </table:table-cell>
          <table:table-cell table:style-name="Table1.A1" office:value-type="string">
            <text:p text:style-name="P2"><text:span text:style-name="T2">A</text:span><text:span text:style-name="T2"> </text:span><text:span text:style-name="T2">standard</text:span><text:span text:style-name="T2"> </text:span><text:span text:style-name="T2">set</text:span><text:span text:style-name="T2"> </text:span><text:span text:style-name="T2">of</text:span><text:span text:style-name="T2"> </text:span><text:span text:style-name="T2">photometric</text:span><text:span text:style-name="T2"> </text:span><text:span text:style-name="T2">filters</text:span><text:span text:style-name="T2">. </text:span><text:span text:style-name="T2">See</text:span><text:span text:style-name="T2"> </text:span><text:a xlink:type="simple" xlink:href="http://www.company7.com/library/optec/filter_monograph.pdf"><text:span text:style-name="T5">http</text:span></text:a><text:a xlink:type="simple" xlink:href="http://www.company7.com/library/optec/filter_monograph.pdf"><text:span text:style-name="T5">://</text:span></text:a><text:a xlink:type="simple" xlink:href="http://www.company7.com/library/optec/filter_monograph.pdf"><text:span text:style-name="T5">www</text:span></text:a><text:a xlink:type="simple" xlink:href="http://www.company7.com/library/optec/filter_monograph.pdf"><text:span text:style-name="T5">.</text:span></text:a><text:a xlink:type="simple" xlink:href="http://www.company7.com/library/optec/filter_monograph.pdf"><text:span text:style-name="T5">company</text:span></text:a><text:a xlink:type="simple" xlink:href="http://www.company7.com/library/optec/filter_monograph.pdf"><text:span text:style-name="T5">7.</text:span></text:a><text:a xlink:type="simple" xlink:href="http://www.company7.com/library/optec/filter_monograph.pdf"><text:span text:style-name="T5">com</text:span></text:a><text:a xlink:type="simple" xlink:href="http://www.company7.com/library/optec/filter_monograph.pdf"><text:span text:style-name="T5">/</text:span></text:a><text:a xlink:type="simple" xlink:href="http://www.company7.com/library/optec/filter_monograph.pdf"><text:span text:style-name="T5">library</text:span></text:a><text:a xlink:type="simple" xlink:href="http://www.company7.com/library/optec/filter_monograph.pdf"><text:span text:style-name="T5">/</text:span></text:a><text:a xlink:type="simple" xlink:href="http://www.company7.com/library/optec/filter_monograph.pdf"><text:span text:style-name="T5">optec</text:span></text:a><text:a xlink:type="simple" xlink:href="http://www.company7.com/library/optec/filter_monograph.pdf"><text:span text:style-name="T5">/</text:span></text:a><text:a xlink:type="simple" xlink:href="http://www.company7.com/library/optec/filter_monograph.pdf"><text:span text:style-name="T5">filter</text:span></text:a><text:a xlink:type="simple" xlink:href="http://www.company7.com/library/optec/filter_monograph.pdf"><text:span text:style-name="T5">_</text:span></text:a><text:a xlink:type="simple" xlink:href="http://www.company7.com/library/optec/filter_monograph.pdf"><text:span text:style-name="T5">monograph</text:span></text:a><text:a xlink:type="simple" xlink:href="http://www.company7.com/library/optec/filter_monograph.pdf"><text:span text:style-name="T5">.</text:span></text:a><text:a xlink:type="simple" xlink:href="http://www.company7.com/library/optec/filter_monograph.pdf"><text:span text:style-name="T5">pdf</text:span></text:a><text:span text:style-name="T2">.</text:span></text:p>
          </table:table-cell>
        </table:table-row>
        <table:table-row>
          <table:table-cell table:style-name="Table1.A1" office:value-type="string">
            <text:p text:style-name="P2"><text:span text:style-name="T2">Julian</text:span><text:span text:style-name="T2"> </text:span><text:span text:style-name="T2">Day</text:span></text:p>
          </table:table-cell>
          <table:table-cell table:style-name="Table1.A1" office:value-type="string">
            <text:p text:style-name="P2"><text:span text:style-name="T2">A</text:span><text:span text:style-name="T2"> </text:span><text:span text:style-name="T2">continuous</text:span><text:span text:style-name="T2"> </text:span><text:span text:style-name="T2">account</text:span><text:span text:style-name="T2"> </text:span><text:span text:style-name="T2">of</text:span><text:span text:style-name="T2"> </text:span><text:span text:style-name="T2">the</text:span><text:span text:style-name="T2"> </text:span><text:span text:style-name="T2">days</text:span><text:span text:style-name="T2"> (</text:span><text:span text:style-name="T2">and</text:span><text:span text:style-name="T2"> </text:span><text:span text:style-name="T2">fractions</text:span><text:span text:style-name="T2"> </text:span><text:span text:style-name="T2">of</text:span><text:span text:style-name="T2"> </text:span><text:span text:style-name="T2">a</text:span><text:span text:style-name="T2"> </text:span><text:span text:style-name="T2">day</text:span><text:span text:style-name="T2">) </text:span><text:span text:style-name="T2">from</text:span><text:span text:style-name="T2"> </text:span><text:span text:style-name="T2">noon</text:span><text:span text:style-name="T2"> </text:span><text:span text:style-name="T2">Universal</text:span><text:span text:style-name="T2"> </text:span><text:span text:style-name="T2">Time</text:span><text:span text:style-name="T2"> </text:span><text:span text:style-name="T2">on</text:span><text:span text:style-name="T2"> </text:span><text:span text:style-name="T2">January</text:span><text:span text:style-name="T2"> 1, 4713 </text:span><text:span text:style-name="T2">BCE</text:span><text:span text:style-name="T2">. </text:span><text:span text:style-name="T2">See</text:span><text:span text:style-name="T2"> </text:span><text:a xlink:type="simple" xlink:href="http://aa.usno.navy.mil/data/docs/JulianDate.php"><text:span text:style-name="T5">http</text:span></text:a><text:a xlink:type="simple" xlink:href="http://aa.usno.navy.mil/data/docs/JulianDate.php"><text:span text:style-name="T5">://</text:span></text:a><text:a xlink:type="simple" xlink:href="http://aa.usno.navy.mil/data/docs/JulianDate.php"><text:span text:style-name="T5">aa</text:span></text:a><text:a xlink:type="simple" xlink:href="http://aa.usno.navy.mil/data/docs/JulianDate.php"><text:span text:style-name="T5">.</text:span></text:a><text:a xlink:type="simple" xlink:href="http://aa.usno.navy.mil/data/docs/JulianDate.php"><text:span text:style-name="T5">usno</text:span></text:a><text:a xlink:type="simple" xlink:href="http://aa.usno.navy.mil/data/docs/JulianDate.php"><text:span text:style-name="T5">.</text:span></text:a><text:a xlink:type="simple" xlink:href="http://aa.usno.navy.mil/data/docs/JulianDate.php"><text:span text:style-name="T5">navy</text:span></text:a><text:a xlink:type="simple" xlink:href="http://aa.usno.navy.mil/data/docs/JulianDate.php"><text:span text:style-name="T5">.</text:span></text:a><text:a xlink:type="simple" xlink:href="http://aa.usno.navy.mil/data/docs/JulianDate.php"><text:span text:style-name="T5">mil</text:span></text:a><text:a xlink:type="simple" xlink:href="http://aa.usno.navy.mil/data/docs/JulianDate.php"><text:span text:style-name="T5">/</text:span></text:a><text:a xlink:type="simple" xlink:href="http://aa.usno.navy.mil/data/docs/JulianDate.php"><text:span text:style-name="T5">data</text:span></text:a><text:a xlink:type="simple" xlink:href="http://aa.usno.navy.mil/data/docs/JulianDate.php"><text:span text:style-name="T5">/</text:span></text:a><text:a xlink:type="simple" xlink:href="http://aa.usno.navy.mil/data/docs/JulianDate.php"><text:span text:style-name="T5">docs</text:span></text:a><text:a xlink:type="simple" xlink:href="http://aa.usno.navy.mil/data/docs/JulianDate.php"><text:span text:style-name="T5">/</text:span></text:a><text:a xlink:type="simple" xlink:href="http://aa.usno.navy.mil/data/docs/JulianDate.php"><text:span text:style-name="T5">JulianDate</text:span></text:a><text:a xlink:type="simple" xlink:href="http://aa.usno.navy.mil/data/docs/JulianDate.php"><text:span text:style-name="T5">.</text:span></text:a><text:a xlink:type="simple" xlink:href="http://aa.usno.navy.mil/data/docs/JulianDate.php"><text:span text:style-name="T5">php</text:span></text:a><text:span text:style-name="T2">.</text:span></text:p>
          </table:table-cell>
        </table:table-row>
        <table:table-row>
          <table:table-cell table:style-name="Table1.A1" office:value-type="string">
            <text:p text:style-name="P4">Kepler</text:p>
          </table:table-cell>
          <table:table-cell table:style-name="Table1.A1" office:value-type="string">
            <text:p text:style-name="P2"><text:span text:style-name="T2">An</text:span><text:span text:style-name="T2"> </text:span><text:span text:style-name="T2">exoplanet</text:span><text:span text:style-name="T2">-</text:span><text:span text:style-name="T2">seeking</text:span><text:span text:style-name="T2"> </text:span><text:span text:style-name="T2">space</text:span><text:span text:style-name="T2"> </text:span><text:span text:style-name="T2">telescope</text:span><text:span text:style-name="T2"> </text:span><text:span text:style-name="T2">that</text:span><text:span text:style-name="T2"> </text:span><text:span text:style-name="T2">records</text:span><text:span text:style-name="T2"> </text:span><text:span text:style-name="T2">variations</text:span><text:span text:style-name="T2"> </text:span><text:span text:style-name="T2">in</text:span><text:span text:style-name="T2"> </text:span><text:span text:style-name="T2">brightness</text:span><text:span text:style-name="T2"> </text:span><text:span text:style-name="T2">for</text:span><text:span text:style-name="T2"> </text:span><text:span text:style-name="T2">approximately</text:span><text:span text:style-name="T2"> 150,000 </text:span><text:span text:style-name="T2">stars</text:span><text:span text:style-name="T2"> </text:span><text:span text:style-name="T2">in</text:span><text:span text:style-name="T2"> </text:span><text:span text:style-name="T2">a</text:span><text:span text:style-name="T2"> </text:span><text:span text:style-name="T2">single</text:span><text:span text:style-name="T2"> </text:span><text:span text:style-name="T2">field</text:span><text:span text:style-name="T2"> </text:span><text:span text:style-name="T2">of</text:span><text:span text:style-name="T2"> </text:span><text:span text:style-name="T2">view</text:span><text:span text:style-name="T2"> </text:span><text:span text:style-name="T2">near</text:span><text:span text:style-name="T2"> </text:span><text:span text:style-name="T2">the</text:span><text:span text:style-name="T2"> </text:span><text:span text:style-name="T2">Cygnus</text:span><text:span text:style-name="T2">/</text:span><text:span text:style-name="T2">Lyra</text:span><text:span text:style-name="T2"> </text:span><text:span text:style-name="T2">border</text:span><text:span text:style-name="T2">. </text:span><text:span text:style-name="T2">In</text:span><text:span text:style-name="T2"> </text:span><text:span text:style-name="T2">addition</text:span><text:span text:style-name="T2"> </text:span><text:span text:style-name="T2">to</text:span><text:span text:style-name="T2"> </text:span><text:span text:style-name="T2">discovering</text:span><text:span text:style-name="T2"> </text:span><text:span text:style-name="T2">exoplanets</text:span><text:span text:style-name="T2"> (</text:span><text:span text:style-name="T2">via</text:span><text:span text:style-name="T2"> </text:span><text:span text:style-name="T2">the</text:span><text:span text:style-name="T2"> </text:span><text:span text:style-name="T2">transit</text:span><text:span text:style-name="T2"> </text:span><text:span text:style-name="T2">method</text:span><text:span text:style-name="T2">) </text:span><text:span text:style-name="T2">it</text:span><text:span text:style-name="T2"> </text:span><text:span text:style-name="T2">also</text:span><text:span text:style-name="T2"> </text:span><text:span text:style-name="T2">captures</text:span><text:span text:style-name="T2"> </text:span><text:span text:style-name="T2">observations</text:span><text:span text:style-name="T2"> </text:span><text:span text:style-name="T2">of</text:span><text:span text:style-name="T2"> </text:span><text:span text:style-name="T2">numerous</text:span><text:span text:style-name="T2"> </text:span><text:span text:style-name="T2">variable</text:span><text:span text:style-name="T2"> </text:span><text:span text:style-name="T2">stars</text:span><text:span text:style-name="T2">.</text:span></text:p>
          </table:table-cell>
        </table:table-row>
        <table:table-row>
          <table:table-cell table:style-name="Table1.A1" office:value-type="string">
            <text:p text:style-name="P2"><text:span text:style-name="T2">Light</text:span><text:span text:style-name="T2"> </text:span><text:span text:style-name="T2">Curve</text:span></text:p>
          </table:table-cell>
          <table:table-cell table:style-name="Table1.A1" office:value-type="string">
            <text:p text:style-name="P2"><text:span text:style-name="T2">A</text:span><text:span text:style-name="T2"> </text:span><text:span text:style-name="T2">plot</text:span><text:span text:style-name="T2"> </text:span><text:span text:style-name="T2">of</text:span><text:span text:style-name="T2"> </text:span><text:span text:style-name="T2">variations</text:span><text:span text:style-name="T2"> </text:span><text:span text:style-name="T2">in</text:span><text:span text:style-name="T2"> </text:span><text:span text:style-name="T2">magnitude</text:span><text:span text:style-name="T2"> </text:span><text:span text:style-name="T2">over</text:span><text:span text:style-name="T2"> </text:span><text:span text:style-name="T2">time</text:span><text:span text:style-name="T2">.</text:span></text:p>
          </table:table-cell>
        </table:table-row>
        <table:table-row>
          <table:table-cell table:style-name="Table1.A1" office:value-type="string">
            <text:p text:style-name="P2"><text:span text:style-name="T2">Mean</text:span><text:span text:style-name="T2"> </text:span><text:span text:style-name="T2">Series</text:span></text:p>
          </table:table-cell>
          <table:table-cell table:style-name="Table1.A1" office:value-type="string">
            <text:p text:style-name="P2"><text:span text:style-name="T2">Calculating</text:span><text:span text:style-name="T2"> </text:span><text:span text:style-name="T2">the</text:span><text:span text:style-name="T2"> </text:span><text:span text:style-name="T2">mean</text:span><text:span text:style-name="T2"> </text:span><text:span text:style-name="T2">of</text:span><text:span text:style-name="T2"> </text:span><text:span text:style-name="T2">observations</text:span><text:span text:style-name="T2"> </text:span><text:span text:style-name="T2">for</text:span><text:span text:style-name="T2"> </text:span><text:span text:style-name="T2">equal</text:span><text:span text:style-name="T2"> </text:span><text:span text:style-name="T2">sized</text:span><text:span text:style-name="T2"> </text:span><text:span text:style-name="T2">bins</text:span><text:span text:style-name="T2"> </text:span><text:span text:style-name="T2">of</text:span><text:span text:style-name="T2"> </text:span><text:span text:style-name="T2">Julian</text:span><text:span text:style-name="T2"> </text:span><text:span text:style-name="T2">Date</text:span><text:span text:style-name="T2">s</text:span><text:span text:style-name="T2"> </text:span><text:span text:style-name="T2">or</text:span><text:span text:style-name="T2"> </text:span><text:span text:style-name="T2">phase</text:span><text:span text:style-name="T2"> “</text:span><text:span text:style-name="T2">steps</text:span><text:span text:style-name="T2">” </text:span><text:span text:style-name="T2">to</text:span><text:span text:style-name="T2"> </text:span><text:span text:style-name="T2">construct</text:span><text:span text:style-name="T2"> </text:span><text:span text:style-name="T2">a</text:span><text:span text:style-name="T2"> </text:span><text:span text:style-name="T2">mean</text:span><text:span text:style-name="T2"> </text:span><text:span text:style-name="T2">light</text:span><text:span text:style-name="T2"> </text:span><text:span text:style-name="T2">curve</text:span><text:span text:style-name="T2">.</text:span></text:p>
          </table:table-cell>
        </table:table-row>
        <table:table-row>
          <table:table-cell table:style-name="Table1.A1" office:value-type="string">
            <text:p text:style-name="P2"><text:span text:style-name="T2">Observer</text:span><text:span text:style-name="T2"> </text:span><text:span text:style-name="T2">Code</text:span></text:p>
          </table:table-cell>
          <table:table-cell table:style-name="Table1.A1" office:value-type="string">
            <text:p text:style-name="P2"><text:span text:style-name="T2">A</text:span><text:span text:style-name="T2"> </text:span><text:span text:style-name="T2">unique</text:span><text:span text:style-name="T2"> 3 </text:span><text:span text:style-name="T2">or</text:span><text:span text:style-name="T2"> 4 </text:span><text:span text:style-name="T2">letter</text:span><text:span text:style-name="T2"> </text:span><text:span text:style-name="T2">code</text:span><text:span text:style-name="T2"> </text:span><text:span text:style-name="T2">assigned</text:span><text:span text:style-name="T2"> </text:span><text:span text:style-name="T2">to</text:span><text:span text:style-name="T2"> </text:span><text:span text:style-name="T2">each</text:span><text:span text:style-name="T2"> </text:span><text:span text:style-name="T2">observer</text:span><text:span text:style-name="T2"> </text:span><text:span text:style-name="T2">by</text:span><text:span text:style-name="T2"> </text:span><text:span text:style-name="T2">the</text:span><text:span text:style-name="T2"> </text:span><text:span text:style-name="T2">AAVSO</text:span><text:span text:style-name="T2">. </text:span><text:span text:style-name="T2">Individual</text:span><text:span text:style-name="T2"> </text:span><text:span text:style-name="T2">observations</text:span><text:span text:style-name="T2"> </text:span><text:span text:style-name="T2">are</text:span><text:span text:style-name="T2"> </text:span><text:span text:style-name="T2">tagged</text:span><text:span text:style-name="T2"> </text:span><text:span text:style-name="T2">by</text:span><text:span text:style-name="T2"> </text:span><text:span text:style-name="T2">the</text:span><text:span text:style-name="T2"> </text:span><text:span text:style-name="T2">observer</text:span><text:span text:style-name="T2"> </text:span><text:span text:style-name="T2">code</text:span><text:span text:style-name="T2"> </text:span><text:span text:style-name="T2">in</text:span><text:span text:style-name="T2"> </text:span><text:span text:style-name="T2">the</text:span><text:span text:style-name="T2"> </text:span><text:span text:style-name="T2">database</text:span><text:span text:style-name="T2">.</text:span></text:p>
          </table:table-cell>
        </table:table-row>
        <table:table-row>
          <table:table-cell table:style-name="Table1.A1" office:value-type="string">
            <text:p text:style-name="P4">Period</text:p>
          </table:table-cell>
          <table:table-cell table:style-name="Table1.A1" office:value-type="string">
            <text:p text:style-name="P2"><text:span text:style-name="T2">The</text:span><text:span text:style-name="T2"> </text:span><text:span text:style-name="T2">time</text:span><text:span text:style-name="T2"> </text:span><text:span text:style-name="T2">between</text:span><text:span text:style-name="T2"> </text:span><text:span text:style-name="T2">two</text:span><text:span text:style-name="T2"> </text:span><text:span text:style-name="T2">repetitions</text:span><text:span text:style-name="T2"> </text:span><text:span text:style-name="T2">of</text:span><text:span text:style-name="T2"> </text:span><text:span text:style-name="T2">a</text:span><text:span text:style-name="T2"> </text:span><text:span text:style-name="T2">cycle</text:span><text:span text:style-name="T2"> (</text:span><text:span text:style-name="T2">often</text:span><text:span text:style-name="T2"> </text:span><text:span text:style-name="T2">peak</text:span><text:span text:style-name="T2">-</text:span><text:span text:style-name="T2">to</text:span><text:span text:style-name="T2">-</text:span><text:span text:style-name="T2">peak</text:span><text:span text:style-name="T2">).</text:span></text:p>
          </table:table-cell>
        </table:table-row>
        <table:table-row>
          <table:table-cell table:style-name="Table1.A1" office:value-type="string">
            <text:p text:style-name="P2"><text:span text:style-name="T2">Phase</text:span><text:span text:style-name="T2"> </text:span><text:span text:style-name="T2">Plot</text:span></text:p>
          </table:table-cell>
          <table:table-cell table:style-name="Table1.A1" office:value-type="string">
            <text:p text:style-name="P2"><text:span text:style-name="T2">A</text:span><text:span text:style-name="T2"> </text:span><text:span text:style-name="T2">plot</text:span><text:span text:style-name="T2"> </text:span><text:span text:style-name="T2">in</text:span><text:span text:style-name="T2"> </text:span><text:span text:style-name="T2">which</text:span><text:span text:style-name="T2"> </text:span><text:span text:style-name="T2">the</text:span><text:span text:style-name="T2"> </text:span><text:span text:style-name="T2">periodic</text:span><text:span text:style-name="T2"> </text:span><text:span text:style-name="T2">data</text:span><text:span text:style-name="T2"> </text:span><text:span text:style-name="T2">is</text:span><text:span text:style-name="T2"> “</text:span><text:span text:style-name="T2">folded</text:span><text:span text:style-name="T2">” </text:span><text:span text:style-name="T2">such</text:span><text:span text:style-name="T2"> </text:span><text:span text:style-name="T2">that</text:span><text:span text:style-name="T2">, </text:span><text:span text:style-name="T2">if</text:span><text:span text:style-name="T2"> </text:span><text:span text:style-name="T2">the</text:span><text:span text:style-name="T2"> </text:span><text:span text:style-name="T2">correct</text:span><text:span text:style-name="T2"> </text:span><text:span text:style-name="T2">period</text:span><text:span text:style-name="T2"> </text:span><text:span text:style-name="T2">is</text:span><text:span text:style-name="T2"> </text:span><text:span text:style-name="T2">selected</text:span><text:span text:style-name="T2">, </text:span><text:span text:style-name="T2">each</text:span><text:span text:style-name="T2"> </text:span><text:span text:style-name="T2">individual</text:span><text:span text:style-name="T2"> </text:span><text:span text:style-name="T2">instance</text:span><text:span text:style-name="T2"> </text:span><text:span text:style-name="T2">of</text:span><text:span text:style-name="T2"> </text:span><text:span text:style-name="T2">the</text:span><text:span text:style-name="T2"> </text:span><text:span text:style-name="T2">cycle</text:span><text:span text:style-name="T2"> </text:span><text:span text:style-name="T2">aligns</text:span><text:span text:style-name="T2"> </text:span><text:span text:style-name="T2">with</text:span><text:span text:style-name="T2"> </text:span><text:span text:style-name="T2">the</text:span><text:span text:style-name="T2"> </text:span><text:span text:style-name="T2">others</text:span><text:span text:style-name="T2">.</text:span></text:p>
          </table:table-cell>
        </table:table-row>
        <table:table-row>
          <table:table-cell table:style-name="Table1.A1" office:value-type="string">
            <text:p text:style-name="P2"><text:span text:style-name="T2">Polynomial</text:span><text:span text:style-name="T2"> </text:span><text:span text:style-name="T2">model</text:span><text:span text:style-name="T2"> (</text:span><text:span text:style-name="T2">polynomial</text:span><text:span text:style-name="T2"> </text:span><text:span text:style-name="T2">fit</text:span><text:span text:style-name="T2">)</text:span></text:p>
          </table:table-cell>
          <table:table-cell table:style-name="Table1.A1" office:value-type="string">
            <text:p text:style-name="P2"><text:span text:style-name="T2">Representing</text:span><text:span text:style-name="T2"> </text:span><text:span text:style-name="T2">data</text:span><text:span text:style-name="T2"> </text:span><text:span text:style-name="T2">as</text:span><text:span text:style-name="T2"> </text:span><text:span text:style-name="T2">a</text:span><text:span text:style-name="T2"> </text:span><text:span text:style-name="T2">sum</text:span><text:span text:style-name="T2"> </text:span><text:span text:style-name="T2">of</text:span><text:span text:style-name="T2"> </text:span><text:span text:style-name="T2">terms</text:span><text:span text:style-name="T2"> </text:span><text:span text:style-name="T2">of</text:span><text:span text:style-name="T2"> </text:span><text:span text:style-name="T2">the</text:span><text:span text:style-name="T2"> </text:span><text:span text:style-name="T2">form</text:span><text:span text:style-name="T2"> </text:span><text:span text:style-name="T2">β</text:span><text:span text:style-name="T3">i</text:span><text:span text:style-name="T2">t</text:span><text:span text:style-name="T4">i</text:span><text:span text:style-name="T4"> </text:span><text:span text:style-name="T2">where</text:span><text:span text:style-name="T2"> </text:span><text:span text:style-name="T2">i</text:span><text:span text:style-name="T2">=0,1,2...</text:span><text:span text:style-name="T2">. </text:span><text:span text:style-name="T2">See</text:span><text:span text:style-name="T2"> </text:span><text:span text:style-name="T2">Foster</text:span><text:span text:style-name="T2"> (2010).</text:span></text:p>
          </table:table-cell>
        </table:table-row>
        <table:table-row>
          <table:table-cell table:style-name="Table1.A1" office:value-type="string">
            <text:p text:style-name="P2"><text:span text:style-name="T2">Power</text:span><text:span text:style-name="T2"> </text:span><text:span text:style-name="T2">Spectrum</text:span></text:p>
          </table:table-cell>
          <table:table-cell table:style-name="Table1.A1" office:value-type="string">
            <text:p text:style-name="P2"><text:span text:style-name="T2">Also</text:span><text:span text:style-name="T2"> </text:span><text:span text:style-name="T2">known</text:span><text:span text:style-name="T2"> </text:span><text:span text:style-name="T2">as</text:span><text:span text:style-name="T2"> </text:span><text:span text:style-name="T2">a</text:span><text:span text:style-name="T2"> </text:span><text:span text:style-name="T2">periodogram</text:span><text:span text:style-name="T2">; </text:span><text:span text:style-name="T2">A</text:span><text:span text:style-name="T2"> </text:span><text:span text:style-name="T2">plot</text:span><text:span text:style-name="T2"> </text:span><text:span text:style-name="T2">of</text:span><text:span text:style-name="T2"> </text:span><text:span text:style-name="T2">frequency</text:span><text:span text:style-name="T2"> </text:span><text:span text:style-name="T2">versus</text:span><text:span text:style-name="T2"> </text:span><text:soft-page-break/><text:span text:style-name="T2">power</text:span><text:span text:style-name="T2"> </text:span><text:span text:style-name="T2">that</text:span><text:span text:style-name="T2"> </text:span><text:span text:style-name="T2">is</text:span><text:span text:style-name="T2"> </text:span><text:span text:style-name="T2">used</text:span><text:span text:style-name="T2"> </text:span><text:span text:style-name="T2">when</text:span><text:span text:style-name="T2"> </text:span><text:span text:style-name="T2">a</text:span><text:span text:style-name="T2"> </text:span><text:span text:style-name="T2">trial</text:span><text:span text:style-name="T2"> </text:span><text:span text:style-name="T2">frequency</text:span><text:span text:style-name="T2"> </text:span><text:span text:style-name="T2">is</text:span><text:span text:style-name="T2"> </text:span><text:span text:style-name="T2">presumed</text:span><text:span text:style-name="T2"> </text:span><text:span text:style-name="T2">in</text:span><text:span text:style-name="T2"> </text:span><text:span text:style-name="T2">order</text:span><text:span text:style-name="T2"> </text:span><text:span text:style-name="T2">to</text:span><text:span text:style-name="T2"> </text:span><text:span text:style-name="T2">find</text:span><text:span text:style-name="T2"> </text:span><text:span text:style-name="T2">periodicity</text:span><text:span text:style-name="T2"> </text:span><text:span text:style-name="T2">in</text:span><text:span text:style-name="T2"> </text:span><text:span text:style-name="T2">the</text:span><text:span text:style-name="T2"> </text:span><text:span text:style-name="T2">data</text:span><text:span text:style-name="T2">. </text:span><text:span text:style-name="T2">Here</text:span><text:span text:style-name="T2"> </text:span><text:span text:style-name="T2">power</text:span><text:span text:style-name="T2"> </text:span><text:span text:style-name="T2">is</text:span><text:span text:style-name="T2"> </text:span><text:span text:style-name="T2">a</text:span><text:span text:style-name="T2"> </text:span><text:span text:style-name="T2">measure</text:span><text:span text:style-name="T2"> </text:span><text:span text:style-name="T2">of</text:span><text:span text:style-name="T2"> </text:span><text:span text:style-name="T2">the</text:span><text:span text:style-name="T2"> </text:span><text:span text:style-name="T2">statistical</text:span><text:span text:style-name="T2"> </text:span><text:span text:style-name="T2">significance</text:span><text:span text:style-name="T2"> </text:span><text:span text:style-name="T2">of</text:span><text:span text:style-name="T2"> </text:span><text:span text:style-name="T2">the</text:span><text:span text:style-name="T2"> </text:span><text:span text:style-name="T2">fit</text:span><text:span text:style-name="T2"> </text:span><text:span text:style-name="T2">of</text:span><text:span text:style-name="T2"> </text:span><text:span text:style-name="T2">the</text:span><text:span text:style-name="T2"> </text:span><text:span text:style-name="T2">trial</text:span><text:span text:style-name="T2"> </text:span><text:span text:style-name="T2">frequency</text:span><text:span text:style-name="T2"> </text:span><text:span text:style-name="T2">to</text:span><text:span text:style-name="T2"> </text:span><text:span text:style-name="T2">the</text:span><text:span text:style-name="T2"> </text:span><text:span text:style-name="T2">actual</text:span><text:span text:style-name="T2"> </text:span><text:span text:style-name="T2">data</text:span><text:span text:style-name="T2">.</text:span></text:p>
          </table:table-cell>
        </table:table-row>
        <table:table-row>
          <table:table-cell table:style-name="Table1.A1" office:value-type="string">
            <text:p text:style-name="P2"><text:span text:style-name="T2">Pre</text:span><text:span text:style-name="T2">-</text:span><text:span text:style-name="T2">whitening</text:span></text:p>
          </table:table-cell>
          <table:table-cell table:style-name="Table1.A1" office:value-type="string">
            <text:p text:style-name="P2"><text:span text:style-name="T2">In</text:span><text:span text:style-name="T2"> </text:span><text:span text:style-name="T2">order</text:span><text:span text:style-name="T2"> </text:span><text:span text:style-name="T2">to</text:span><text:span text:style-name="T2"> </text:span><text:span text:style-name="T2">examine</text:span><text:span text:style-name="T2"> </text:span><text:span text:style-name="T2">residuals</text:span><text:span text:style-name="T2"> </text:span><text:span text:style-name="T2">in</text:span><text:span text:style-name="T2"> </text:span><text:span text:style-name="T2">the</text:span><text:span text:style-name="T2"> </text:span><text:span text:style-name="T2">data</text:span><text:span text:style-name="T2"> </text:span><text:span text:style-name="T2">set</text:span><text:span text:style-name="T2">, </text:span><text:span text:style-name="T2">the</text:span><text:span text:style-name="T2"> </text:span><text:span text:style-name="T2">strongest</text:span><text:span text:style-name="T2"> </text:span><text:span text:style-name="T2">signal</text:span><text:span text:style-name="T2"> (</text:span><text:span text:style-name="T2">highest</text:span><text:span text:style-name="T2"> </text:span><text:span text:style-name="T2">peak</text:span><text:span text:style-name="T2">) </text:span><text:span text:style-name="T2">is</text:span><text:span text:style-name="T2"> </text:span><text:span text:style-name="T2">removed</text:span><text:span text:style-name="T2">. </text:span><text:span text:style-name="T2">This</text:span><text:span text:style-name="T2"> </text:span><text:span text:style-name="T2">permits</text:span><text:span text:style-name="T2"> </text:span><text:span text:style-name="T2">additional</text:span><text:span text:style-name="T2"> </text:span><text:span text:style-name="T2">periods</text:span><text:span text:style-name="T2"> </text:span><text:span text:style-name="T2">to</text:span><text:span text:style-name="T2"> </text:span><text:span text:style-name="T2">be</text:span><text:span text:style-name="T2"> </text:span><text:span text:style-name="T2">searched</text:span><text:span text:style-name="T2"> </text:span><text:span text:style-name="T2">for</text:span><text:span text:style-name="T2">.</text:span></text:p>
          </table:table-cell>
        </table:table-row>
        <table:table-row>
          <table:table-cell table:style-name="Table1.A1" office:value-type="string">
            <text:p text:style-name="P2"><text:span text:style-name="T2">Regular</text:span><text:span text:style-name="T2"> </text:span><text:span text:style-name="T2">Expressions</text:span></text:p>
          </table:table-cell>
          <table:table-cell table:style-name="Table1.A1" office:value-type="string">
            <text:p text:style-name="P2"><text:span text:style-name="T2">In</text:span><text:span text:style-name="T2"> </text:span><text:span text:style-name="T2">computer</text:span><text:span text:style-name="T2"> </text:span><text:span text:style-name="T2">programming</text:span><text:span text:style-name="T2"> </text:span><text:span text:style-name="T2">a</text:span><text:span text:style-name="T2"> </text:span><text:span text:style-name="T2">regular</text:span><text:span text:style-name="T2"> </text:span><text:span text:style-name="T2">expression</text:span><text:span text:style-name="T2"> </text:span><text:span text:style-name="T2">is</text:span><text:span text:style-name="T2"> </text:span><text:span text:style-name="T2">a</text:span><text:span text:style-name="T2"> </text:span><text:span text:style-name="T2">special</text:span><text:span text:style-name="T2"> </text:span><text:span text:style-name="T2">text</text:span><text:span text:style-name="T2"> </text:span><text:span text:style-name="T2">string</text:span><text:span text:style-name="T2"> </text:span><text:span text:style-name="T2">used</text:span><text:span text:style-name="T2"> </text:span><text:span text:style-name="T2">to</text:span><text:span text:style-name="T2"> </text:span><text:span text:style-name="T2">describe</text:span><text:span text:style-name="T2"> </text:span><text:span text:style-name="T2">a</text:span><text:span text:style-name="T2"> </text:span><text:span text:style-name="T2">search</text:span><text:span text:style-name="T2"> </text:span><text:span text:style-name="T2">pattern</text:span><text:span text:style-name="T2">. </text:span><text:span text:style-name="T2">See</text:span><text:span text:style-name="T2"> </text:span><text:a xlink:type="simple" xlink:href="http://www.regular-expressions.info/"><text:span text:style-name="T5">http</text:span></text:a><text:a xlink:type="simple" xlink:href="http://www.regular-expressions.info/"><text:span text:style-name="T5">://</text:span></text:a><text:a xlink:type="simple" xlink:href="http://www.regular-expressions.info/"><text:span text:style-name="T5">www</text:span></text:a><text:a xlink:type="simple" xlink:href="http://www.regular-expressions.info/"><text:span text:style-name="T5">.</text:span></text:a><text:a xlink:type="simple" xlink:href="http://www.regular-expressions.info/"><text:span text:style-name="T5">regular</text:span></text:a><text:a xlink:type="simple" xlink:href="http://www.regular-expressions.info/"><text:span text:style-name="T5">-</text:span></text:a><text:a xlink:type="simple" xlink:href="http://www.regular-expressions.info/"><text:span text:style-name="T5">expressions</text:span></text:a><text:a xlink:type="simple" xlink:href="http://www.regular-expressions.info/"><text:span text:style-name="T5">.</text:span></text:a><text:a xlink:type="simple" xlink:href="http://www.regular-expressions.info/"><text:span text:style-name="T5">info</text:span></text:a><text:a xlink:type="simple" xlink:href="http://www.regular-expressions.info/"><text:span text:style-name="T5">/</text:span></text:a><text:span text:style-name="T2">.</text:span></text:p>
          </table:table-cell>
        </table:table-row>
        <table:table-row>
          <table:table-cell table:style-name="Table1.A1" office:value-type="string">
            <text:p text:style-name="P4">Residuals</text:p>
          </table:table-cell>
          <table:table-cell table:style-name="Table1.A1" office:value-type="string">
            <text:p text:style-name="P2"><text:span text:style-name="T2">The</text:span><text:span text:style-name="T2"> </text:span><text:span text:style-name="T2">difference</text:span><text:span text:style-name="T2"> </text:span><text:span text:style-name="T2">between</text:span><text:span text:style-name="T2"> </text:span><text:span text:style-name="T2">the</text:span><text:span text:style-name="T2"> </text:span><text:span text:style-name="T2">raw</text:span><text:span text:style-name="T2"> </text:span><text:span text:style-name="T2">data</text:span><text:span text:style-name="T2"> </text:span><text:span text:style-name="T2">and</text:span><text:span text:style-name="T2"> </text:span><text:span text:style-name="T2">the</text:span><text:span text:style-name="T2"> </text:span><text:span text:style-name="T2">model</text:span><text:span text:style-name="T2"> </text:span><text:span text:style-name="T2">of</text:span><text:span text:style-name="T2"> </text:span><text:span text:style-name="T2">the</text:span><text:span text:style-name="T2"> </text:span><text:span text:style-name="T2">data</text:span><text:span text:style-name="T2">. </text:span><text:span text:style-name="T2">Residuals</text:span><text:span text:style-name="T2"> </text:span><text:span text:style-name="T2">can</text:span><text:span text:style-name="T2"> </text:span><text:span text:style-name="T2">sometimes</text:span><text:span text:style-name="T2"> </text:span><text:span text:style-name="T2">contain</text:span><text:span text:style-name="T2"> </text:span><text:span text:style-name="T2">valuable</text:span><text:span text:style-name="T2"> </text:span><text:span text:style-name="T2">information</text:span><text:span text:style-name="T2">, </text:span><text:span text:style-name="T2">such</text:span><text:span text:style-name="T2"> </text:span><text:span text:style-name="T2">as</text:span><text:span text:style-name="T2"> </text:span><text:span text:style-name="T2">the</text:span><text:span text:style-name="T2"> </text:span><text:span text:style-name="T2">existence</text:span><text:span text:style-name="T2"> </text:span><text:span text:style-name="T2">of</text:span><text:span text:style-name="T2"> </text:span><text:span text:style-name="T2">a</text:span><text:span text:style-name="T2"> </text:span><text:span text:style-name="T2">second</text:span><text:span text:style-name="T2"> </text:span><text:span text:style-name="T2">periodicity</text:span><text:span text:style-name="T2">.</text:span></text:p>
          </table:table-cell>
        </table:table-row>
        <table:table-row>
          <table:table-cell table:style-name="Table1.A1" office:value-type="string">
            <text:p text:style-name="P4">RMS</text:p>
          </table:table-cell>
          <table:table-cell table:style-name="Table1.A1" office:value-type="string">
            <text:p text:style-name="P2"><text:span text:style-name="T2">See</text:span><text:span text:style-name="T2"> </text:span><text:span text:style-name="T2">root</text:span><text:span text:style-name="T2"> </text:span><text:span text:style-name="T2">mean</text:span><text:span text:style-name="T2"> </text:span><text:span text:style-name="T2">square</text:span><text:span text:style-name="T2">.</text:span></text:p>
          </table:table-cell>
        </table:table-row>
        <table:table-row>
          <table:table-cell table:style-name="Table1.A1" office:value-type="string">
            <text:p text:style-name="P2"><text:span text:style-name="T2">Root</text:span><text:span text:style-name="T2"> </text:span><text:span text:style-name="T2">Mean</text:span><text:span text:style-name="T2"> </text:span><text:span text:style-name="T2">Square</text:span></text:p>
          </table:table-cell>
          <table:table-cell table:style-name="Table1.A1" office:value-type="string">
            <text:p text:style-name="P2"><text:span text:style-name="T2">In</text:span><text:span text:style-name="T2"> </text:span><text:span text:style-name="T2">statistics</text:span><text:span text:style-name="T2"> </text:span><text:span text:style-name="T2">this</text:span><text:span text:style-name="T2"> </text:span><text:span text:style-name="T2">is</text:span><text:span text:style-name="T2"> </text:span><text:span text:style-name="T2">the</text:span><text:span text:style-name="T2"> </text:span><text:span text:style-name="T2">square</text:span><text:span text:style-name="T2"> </text:span><text:span text:style-name="T2">root</text:span><text:span text:style-name="T2"> </text:span><text:span text:style-name="T2">of</text:span><text:span text:style-name="T2"> </text:span><text:span text:style-name="T2">the</text:span><text:span text:style-name="T2"> </text:span><text:span text:style-name="T2">mean</text:span><text:span text:style-name="T2"> </text:span><text:span text:style-name="T2">of</text:span><text:span text:style-name="T2"> </text:span><text:span text:style-name="T2">a</text:span><text:span text:style-name="T2"> </text:span><text:span text:style-name="T2">sum</text:span><text:span text:style-name="T2"> </text:span><text:span text:style-name="T2">of</text:span><text:span text:style-name="T2"> </text:span><text:span text:style-name="T2">a</text:span><text:span text:style-name="T2"> </text:span><text:span text:style-name="T2">squared</text:span><text:span text:style-name="T2"> </text:span><text:span text:style-name="T2">values</text:span><text:span text:style-name="T2"> (</text:span><text:span text:style-name="T2">i</text:span><text:span text:style-name="T2">.</text:span><text:span text:style-name="T2">e</text:span><text:span text:style-name="T2">. </text:span><text:span text:style-name="T2">the</text:span><text:span text:style-name="T2"> </text:span><text:span text:style-name="T2">square</text:span><text:span text:style-name="T2"> </text:span><text:span text:style-name="T2">root</text:span><text:span text:style-name="T2"> </text:span><text:span text:style-name="T2">of</text:span><text:span text:style-name="T2"> </text:span><text:span text:style-name="T2">the</text:span><text:span text:style-name="T2"> </text:span><text:span text:style-name="T2">mean</text:span><text:span text:style-name="T2"> </text:span><text:span text:style-name="T2">of</text:span><text:span text:style-name="T2"> </text:span><text:span text:style-name="T2">x</text:span><text:span text:style-name="T3">1</text:span><text:span text:style-name="T4">2</text:span><text:span text:style-name="T2"> + </text:span><text:span text:style-name="T2">x</text:span><text:span text:style-name="T3">2</text:span><text:span text:style-name="T4">2</text:span><text:span text:style-name="T2"> + </text:span><text:span text:style-name="T2">x</text:span><text:span text:style-name="T3">3</text:span><text:span text:style-name="T4">2</text:span><text:span text:style-name="T2">…).</text:span></text:p>
          </table:table-cell>
        </table:table-row>
        <table:table-row>
          <table:table-cell table:style-name="Table1.A1" office:value-type="string">
            <text:p text:style-name="P2"><text:span text:style-name="T2">Standard</text:span><text:span text:style-name="T2"> </text:span><text:span text:style-name="T2">Error</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precise</text:span><text:span text:style-name="T2"> </text:span><text:span text:style-name="T2">an</text:span><text:span text:style-name="T2"> </text:span><text:span text:style-name="T2">average</text:span><text:span text:style-name="T2"> </text:span><text:span text:style-name="T2">value</text:span><text:span text:style-name="T2"> </text:span><text:span text:style-name="T2">of</text:span><text:span text:style-name="T2"> </text:span><text:span text:style-name="T2">data</text:span><text:span text:style-name="T2"> </text:span><text:span text:style-name="T2">is</text:span><text:span text:style-name="T2"> </text:span><text:span text:style-name="T2">expected</text:span><text:span text:style-name="T2"> </text:span><text:span text:style-name="T2">to</text:span><text:span text:style-name="T2"> </text:span><text:span text:style-name="T2">be</text:span><text:span text:style-name="T2">.</text:span></text:p>
          </table:table-cell>
        </table:table-row>
        <table:table-row>
          <table:table-cell table:style-name="Table1.A1" office:value-type="string">
            <text:p text:style-name="P4">SuperWASP</text:p>
          </table:table-cell>
          <table:table-cell table:style-name="Table1.A1" office:value-type="string">
            <text:p text:style-name="P2"><text:span text:style-name="T2">A</text:span><text:span text:style-name="T2"> </text:span><text:span text:style-name="T2">UK</text:span><text:span text:style-name="T2">-</text:span><text:span text:style-name="T2">based</text:span><text:span text:style-name="T2"> </text:span><text:span text:style-name="T2">exoplanet</text:span><text:span text:style-name="T2"> </text:span><text:span text:style-name="T2">detection</text:span><text:span text:style-name="T2"> </text:span><text:span text:style-name="T2">consortium</text:span><text:span text:style-name="T2">. </text:span><text:span text:style-name="T2">See</text:span><text:span text:style-name="T2"> </text:span><text:a xlink:type="simple" xlink:href="http://www.superwasp.org/"><text:span text:style-name="T5">http</text:span></text:a><text:a xlink:type="simple" xlink:href="http://www.superwasp.org/"><text:span text:style-name="T5">://</text:span></text:a><text:a xlink:type="simple" xlink:href="http://www.superwasp.org/"><text:span text:style-name="T5">www</text:span></text:a><text:a xlink:type="simple" xlink:href="http://www.superwasp.org/"><text:span text:style-name="T5">.</text:span></text:a><text:a xlink:type="simple" xlink:href="http://www.superwasp.org/"><text:span text:style-name="T5">superwasp</text:span></text:a><text:a xlink:type="simple" xlink:href="http://www.superwasp.org/"><text:span text:style-name="T5">.</text:span></text:a><text:a xlink:type="simple" xlink:href="http://www.superwasp.org/"><text:span text:style-name="T5">org</text:span></text:a><text:a xlink:type="simple" xlink:href="http://www.superwasp.org/"><text:span text:style-name="T5">/</text:span></text:a><text:span text:style-name="T2">.</text:span></text:p>
          </table:table-cell>
        </table:table-row>
        <table:table-row>
          <table:table-cell table:style-name="Table1.A1" office:value-type="string">
            <text:p text:style-name="P2"><text:span text:style-name="T2">Variable</text:span><text:span text:style-name="T2"> </text:span><text:span text:style-name="T2">Star</text:span><text:span text:style-name="T2"> </text:span><text:span text:style-name="T2">Index</text:span></text:p>
          </table:table-cell>
          <table:table-cell table:style-name="Table1.A1" office:value-type="string">
            <text:p text:style-name="P2"><text:span text:style-name="T2">An</text:span><text:span text:style-name="T2"> </text:span><text:span text:style-name="T2">online</text:span><text:span text:style-name="T2">"</text:span><text:span text:style-name="T2">clearinghouse</text:span><text:span text:style-name="T2">" </text:span><text:span text:style-name="T2">for</text:span><text:span text:style-name="T2"> </text:span><text:span text:style-name="T2">timely</text:span><text:span text:style-name="T2"> </text:span><text:span text:style-name="T2">information</text:span><text:span text:style-name="T2"> </text:span><text:span text:style-name="T2">on</text:span><text:span text:style-name="T2"> </text:span><text:span text:style-name="T2">variable</text:span><text:span text:style-name="T2"> </text:span><text:span text:style-name="T2">stars</text:span><text:span text:style-name="T2">, </text:span><text:span text:style-name="T2">including</text:span><text:span text:style-name="T2"> </text:span><text:span text:style-name="T2">suspected</text:span><text:span text:style-name="T2"> </text:span><text:span text:style-name="T2">suspected</text:span><text:span text:style-name="T2">. </text:span><text:span text:style-name="T2">See</text:span><text:span text:style-name="T2"> </text:span><text:a xlink:type="simple" xlink:href="http://www.aavso.org/vsx/"><text:span text:style-name="T5">http</text:span></text:a><text:a xlink:type="simple" xlink:href="http://www.aavso.org/vsx/"><text:span text:style-name="T5">://</text:span></text:a><text:a xlink:type="simple" xlink:href="http://www.aavso.org/vsx/"><text:span text:style-name="T5">www</text:span></text:a><text:a xlink:type="simple" xlink:href="http://www.aavso.org/vsx/"><text:span text:style-name="T5">.</text:span></text:a><text:a xlink:type="simple" xlink:href="http://www.aavso.org/vsx/"><text:span text:style-name="T5">aavso</text:span></text:a><text:a xlink:type="simple" xlink:href="http://www.aavso.org/vsx/"><text:span text:style-name="T5">.</text:span></text:a><text:a xlink:type="simple" xlink:href="http://www.aavso.org/vsx/"><text:span text:style-name="T5">org</text:span></text:a><text:a xlink:type="simple" xlink:href="http://www.aavso.org/vsx/"><text:span text:style-name="T5">/</text:span></text:a><text:a xlink:type="simple" xlink:href="http://www.aavso.org/vsx/"><text:span text:style-name="T5">vsx</text:span></text:a><text:a xlink:type="simple" xlink:href="http://www.aavso.org/vsx/"><text:span text:style-name="T5">/</text:span></text:a><text:span text:style-name="T2">.</text:span></text:p>
          </table:table-cell>
        </table:table-row>
        <table:table-row>
          <table:table-cell table:style-name="Table1.A10" office:value-type="string">
            <text:p text:style-name="P2">VeLa</text:p>
          </table:table-cell>
          <table:table-cell table:style-name="Table1.A10" office:value-type="string">
            <text:p text:style-name="P2"><text:span text:style-name="T6">V</text:span>Star <text:span text:style-name="T6">e</text:span>xpression <text:span text:style-name="T6">La</text:span>nguage. VeLa is a simple domain specific language created for VStar to permit numeric expressions to be used where numeric constants would normally be used (e.g. in user interface text boxes) and to allow complex observation filters to be created.</text:p>
          </table:table-cell>
        </table:table-row>
        <table:table-row>
          <table:table-cell table:style-name="Table1.A1" office:value-type="string">
            <text:p text:style-name="P4">VSX</text:p>
          </table:table-cell>
          <table:table-cell table:style-name="Table1.A1" office:value-type="string">
            <text:p text:style-name="P2"><text:span text:style-name="T2">See</text:span><text:span text:style-name="T2"> </text:span><text:span text:style-name="T2">Variable</text:span><text:span text:style-name="T2"> </text:span><text:span text:style-name="T2">Star</text:span><text:span text:style-name="T2"> </text:span><text:span text:style-name="T2">Index</text:span><text:span text:style-name="T2">.</text:span></text:p>
          </table:table-cell>
        </table:table-row>
        <table:table-row>
          <table:table-cell table:style-name="Table1.A1" office:value-type="string">
            <text:p text:style-name="P2"><text:span text:style-name="T2">Weighted</text:span><text:span text:style-name="T2"> </text:span><text:span text:style-name="T2">Wavelet</text:span><text:span text:style-name="T2"> </text:span><text:span text:style-name="T2">Z</text:span><text:span text:style-name="T2">-</text:span><text:span text:style-name="T2">Transform</text:span></text:p>
          </table:table-cell>
          <table:table-cell table:style-name="Table1.A1" office:value-type="string">
            <text:p text:style-name="P2"><text:span text:style-name="T2">An</text:span><text:span text:style-name="T2"> </text:span><text:span text:style-name="T2">algorithm</text:span><text:span text:style-name="T2"> </text:span><text:span text:style-name="T2">designed</text:span><text:span text:style-name="T2"> </text:span><text:span text:style-name="T2">for</text:span><text:span text:style-name="T2"> </text:span><text:span text:style-name="T2">analyzing</text:span><text:span text:style-name="T2"> </text:span><text:span text:style-name="T2">variable</text:span><text:span text:style-name="T2"> </text:span><text:span text:style-name="T2">star</text:span><text:span text:style-name="T2"> </text:span><text:span text:style-name="T2">data</text:span><text:span text:style-name="T2">, </text:span><text:span text:style-name="T2">especially</text:span><text:span text:style-name="T2"> </text:span><text:span text:style-name="T2">cases</text:span><text:span text:style-name="T2"> </text:span><text:span text:style-name="T2">where</text:span><text:span text:style-name="T2"> </text:span><text:span text:style-name="T2">there</text:span><text:span text:style-name="T2"> </text:span><text:span text:style-name="T2">are</text:span><text:span text:style-name="T2"> </text:span><text:span text:style-name="T2">period</text:span><text:span text:style-name="T2"> </text:span><text:span text:style-name="T2">changes</text:span><text:span text:style-name="T2"> </text:span><text:span text:style-name="T2">and</text:span><text:span text:style-name="T2">/</text:span><text:span text:style-name="T2">or</text:span><text:span text:style-name="T2"> </text:span><text:span text:style-name="T2">transient</text:span><text:span text:style-name="T2"> </text:span><text:span text:style-name="T2">phenomena</text:span><text:span text:style-name="T2"> (</text:span><text:span text:style-name="T2">e</text:span><text:span text:style-name="T2">.</text:span><text:span text:style-name="T2">g</text:span><text:span text:style-name="T2">. </text:span><text:span text:style-name="T2">mode</text:span><text:span text:style-name="T2"> </text:span><text:span text:style-name="T2">switching</text:span><text:span text:style-name="T2">).</text:span><text:span text:style-name="T2"> </text:span><text:span text:style-name="T2">See</text:span><text:span text:style-name="T2"> </text:span><text:span text:style-name="T2">Foster</text:span><text:span text:style-name="T2"> (1996) </text:span><text:span text:style-name="T2">and</text:span><text:span text:style-name="T2"> </text:span><text:span text:style-name="T2">Templeton</text:span><text:span text:style-name="T2"> (2004).</text:span></text:p>
          </table:table-cell>
        </table:table-row>
        <table:table-row>
          <table:table-cell table:style-name="Table1.A1" office:value-type="string">
            <text:p text:style-name="P4">WWZ</text:p>
          </table:table-cell>
          <table:table-cell table:style-name="Table1.A1" office:value-type="string">
            <text:p text:style-name="P2"><text:span text:style-name="T2">See</text:span><text:span text:style-name="T2"> </text:span><text:span text:style-name="T2">Weighted</text:span><text:span text:style-name="T2"> </text:span><text:span text:style-name="T2">Wavelet</text:span><text:span text:style-name="T2"> </text:span><text:span text:style-name="T2">Z</text:span><text:span text:style-name="T2">-</text:span><text:span text:style-name="T2">Transform</text:span><text:span text:style-name="T2">.</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7</meta:editing-cycles>
    <dc:date>2017-05-06T18:24:28</dc:date>
    <meta:editing-duration>PT8M23S</meta:editing-duration>
    <meta:document-statistic meta:table-count="1" meta:image-count="0" meta:object-count="0" meta:page-count="4" meta:paragraph-count="107" meta:word-count="1179" meta:character-count="7924"/>
  </office:meta>
</office:document-meta>
</file>